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7cm"/>
    </style:style>
    <style:style style:name="co2" style:family="table-column">
      <style:table-column-properties fo:break-before="auto" style:column-width="0.605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11.723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362cm"/>
    </style:style>
    <style:style style:name="ro1" style:family="table-row">
      <style:table-row-properties style:row-height="0.512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74pt solid #cdcdcd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0.74pt solid #cdcdc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00" style:diagonal-bl-tr="none" style:diagonal-tl-br="none" style:text-align-source="value-type" style:repeat-content="false" fo:wrap-option="no-wrap" fo:border="0.74pt solid #cdcdc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7f00" style:diagonal-bl-tr="none" style:diagonal-tl-br="none" style:text-align-source="value-type" style:repeat-content="false" fo:wrap-option="no-wrap" fo:border="0.74pt solid #cdcdc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00ffff" style:diagonal-bl-tr="none" style:diagonal-tl-br="none" style:text-align-source="value-type" style:repeat-content="false" fo:wrap-option="no-wrap" fo:border="0.74pt solid #cdcdc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00ff" style:diagonal-bl-tr="none" style:diagonal-tl-br="none" style:text-align-source="value-type" style:repeat-content="false" fo:wrap-option="no-wrap" fo:border="0.74pt solid #cdcdc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00ff00" style:diagonal-bl-tr="none" style:diagonal-tl-br="none" style:text-align-source="value-type" style:repeat-content="false" fo:wrap-option="no-wrap" fo:border="0.74pt solid #cdcdc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0000ff" style:diagonal-bl-tr="none" style:diagonal-tl-br="none" style:text-align-source="value-type" style:repeat-content="false" fo:wrap-option="no-wrap" fo:border="0.74pt solid #cdcdc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bfbfbf" style:diagonal-bl-tr="none" style:diagonal-tl-br="none" style:text-align-source="value-type" style:repeat-content="false" fo:wrap-option="no-wrap" fo:border="0.74pt solid #cdcdc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00bf00" style:diagonal-bl-tr="none" style:diagonal-tl-br="none" style:text-align-source="value-type" style:repeat-content="false" fo:wrap-option="no-wrap" fo:border="0.74pt solid #cdcdc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008200" style:diagonal-bl-tr="none" style:diagonal-tl-br="none" style:text-align-source="value-type" style:repeat-content="false" fo:wrap-option="no-wrap" fo:border="0.74pt solid #cdcdc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008000" style:diagonal-bl-tr="none" style:diagonal-tl-br="none" style:text-align-source="value-type" style:repeat-content="false" fo:wrap-option="no-wrap" fo:border="0.74pt solid #cdcdc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cdcdc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 - Table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3" table:default-cell-style-name="ce2"/>
        <table:table-column table:style-name="co7" table:number-columns-repeated="76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/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1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1B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6B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3" office:value-type="string" calcext:value-type="string">
            <text:p>test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/>
          <table:table-cell table:style-name="ce5" office:value-type="string" calcext:value-type="string">
            <text:p>1F</text:p>
          </table:table-cell>
          <table:table-cell table:style-name="ce5" office:value-type="string" calcext:value-type="string">
            <text:p>28</text:p>
          </table:table-cell>
          <table:table-cell table:number-columns-repeated="2" table:style-name="ce5" office:value-type="string" calcext:value-type="string">
            <text:p>00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FE</text:p>
          </table:table-cell>
          <table:table-cell table:number-columns-repeated="2" table:style-name="ce5" office:value-type="string" calcext:value-type="string">
            <text:p>FF</text:p>
          </table:table-cell>
          <table:table-cell table:style-name="ce5" office:value-type="string" calcext:value-type="string">
            <text:p>49</text:p>
          </table:table-cell>
          <table:table-cell table:style-name="ce5" office:value-type="string" calcext:value-type="string">
            <text:p>4D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47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55</text:p>
          </table:table-cell>
          <table:table-cell table:style-name="ce5" office:value-type="string" calcext:value-type="string">
            <text:p>49</text:p>
          </table:table-cell>
          <table:table-cell table:style-name="ce5" office:value-type="string" calcext:value-type="string">
            <text:p>53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/>
          <table:table-cell table:style-name="ce5" office:value-type="string" calcext:value-type="string">
            <text:p>49</text:p>
          </table:table-cell>
          <table:table-cell table:style-name="ce5" office:value-type="string" calcext:value-type="string">
            <text:p>54</text:p>
          </table:table-cell>
          <table:table-cell table:style-name="ce5" office:value-type="string" calcext:value-type="string">
            <text:p>49</text:p>
          </table:table-cell>
          <table:table-cell table:style-name="ce5" office:value-type="string" calcext:value-type="string">
            <text:p>4F</text:p>
          </table:table-cell>
          <table:table-cell table:style-name="ce5" office:value-type="string" calcext:value-type="string">
            <text:p>4E</text:p>
          </table:table-cell>
          <table:table-cell table:number-columns-repeated="15" table:style-name="ce5" office:value-type="string" calcext:value-type="string">
            <text:p>00</text:p>
          </table:table-cell>
          <table:table-cell table:style-name="ce3" office:value-type="string" calcext:value-type="string">
            <text:p>common header: name, x,y,z pos</text:p>
          </table:table-cell>
          <table:table-cell table:number-columns-repeated="100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/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61</text:p>
          </table:table-cell>
          <table:table-cell table:style-name="ce5" office:value-type="string" calcext:value-type="string">
            <text:p>72</text:p>
          </table:table-cell>
          <table:table-cell table:style-name="ce5" office:value-type="string" calcext:value-type="string">
            <text:p>6E</text:p>
          </table:table-cell>
          <table:table-cell table:style-name="ce5" office:value-type="string" calcext:value-type="string">
            <text:p>65</text:p>
          </table:table-cell>
          <table:table-cell table:style-name="ce5" office:value-type="string" calcext:value-type="string">
            <text:p>67</text:p>
          </table:table-cell>
          <table:table-cell table:style-name="ce5" office:value-type="string" calcext:value-type="string">
            <text:p>69</text:p>
          </table:table-cell>
          <table:table-cell table:style-name="ce5" office:value-type="string" calcext:value-type="string">
            <text:p>65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09</text:p>
          </table:table-cell>
          <table:table-cell table:number-columns-repeated="2" table:style-name="ce5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/>
          <table:table-cell table:number-columns-repeated="12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2E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2E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3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3A</text:p>
          </table:table-cell>
          <table:table-cell table:number-columns-repeated="2" table:style-name="ce5" office:value-type="string" calcext:value-type="string">
            <text:p>34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3"/>
          <table:table-cell table:number-columns-repeated="8" table:style-name="ce5" office:value-type="string" calcext:value-type="string">
            <text:p>00</text:p>
          </table:table-cell>
          <table:table-cell table:number-columns-repeated="12" table:style-name="ce6" office:value-type="string" calcext:value-type="string">
            <text:p>00</text:p>
          </table:table-cell>
          <table:table-cell table:style-name="ce3" office:value-type="string" calcext:value-type="string">
            <text:p>image type specific header: IMAGE or LINE_SCAN_IMAGE: mag, no. cycles, presputtering, beam blanking</text:p>
          </table:table-cell>
          <table:table-cell table:number-columns-repeated="100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3"/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4E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1E</text:p>
          </table:table-cell>
          <table:table-cell table:number-columns-repeated="15" table:style-name="ce6" office:value-type="string" calcext:value-type="string">
            <text:p>00</text:p>
          </table:table-cell>
          <table:table-cell table:style-name="ce3" office:value-type="string" calcext:value-type="string">
            <text:p>(SAMPLE_STAGE_IMAGE is 268 bytes)</text:p>
          </table:table-cell>
          <table:table-cell table:number-columns-repeated="100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3"/>
          <table:table-cell table:number-columns-repeated="12" table:style-name="ce6" office:value-type="string" calcext:value-type="string">
            <text:p>00</text:p>
          </table:table-cell>
          <table:table-cell table:number-columns-repeated="8" table:style-name="ce7" office:value-type="string" calcext:value-type="string">
            <text:p>00</text:p>
          </table:table-cell>
          <table:table-cell table:style-name="ce14"/>
          <table:table-cell table:number-columns-repeated="100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3"/>
          <table:table-cell table:number-columns-repeated="20" table:style-name="ce7" office:value-type="string" calcext:value-type="string">
            <text:p>00</text:p>
          </table:table-cell>
          <table:table-cell table:style-name="ce14" office:value-type="string" calcext:value-type="string">
            <text:p>AutoCal</text:p>
          </table:table-cell>
          <table:table-cell table:number-columns-repeated="100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3"/>
          <table:table-cell table:number-columns-repeated="20" table:style-name="ce7" office:value-type="string" calcext:value-type="string">
            <text:p>00</text:p>
          </table:table-cell>
          <table:table-cell table:style-name="ce3" office:value-type="string" calcext:value-type="string">
            <text:p>SAMPLE_STAGE_IMAGE: HVControl</text:p>
          </table:table-cell>
          <table:table-cell table:number-columns-repeated="100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3"/>
          <table:table-cell table:number-columns-repeated="20" table:style-name="ce7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3"/>
          <table:table-cell table:number-columns-repeated="8" table:style-name="ce7" office:value-type="string" calcext:value-type="string">
            <text:p>00</text:p>
          </table:table-cell>
          <table:table-cell table:number-columns-repeated="12" table:style-name="ce8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3"/>
          <table:table-cell table:number-columns-repeated="20" table:style-name="ce8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3"/>
          <table:table-cell table:number-columns-repeated="20" table:style-name="ce8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3"/>
          <table:table-cell table:number-columns-repeated="20" table:style-name="ce8" office:value-type="string" calcext:value-type="string">
            <text:p>00</text:p>
          </table:table-cell>
          <table:table-cell table:style-name="ce3" office:value-type="string" calcext:value-type="string">
            <text:p>SigRef</text:p>
          </table:table-cell>
          <table:table-cell table:number-columns-repeated="1001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3"/>
          <table:table-cell table:number-columns-repeated="20" table:style-name="ce8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3"/>
          <table:table-cell table:number-columns-repeated="20" table:style-name="ce8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3"/>
          <table:table-cell table:number-columns-repeated="20" table:style-name="ce8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3"/>
          <table:table-cell table:number-columns-repeated="20" table:style-name="ce8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3"/>
          <table:table-cell table:number-columns-repeated="8" table:style-name="ce8" office:value-type="string" calcext:value-type="string">
            <text:p>00</text:p>
          </table:table-cell>
          <table:table-cell table:style-name="ce4" office:value-type="string" calcext:value-type="string">
            <text:p>08</text:p>
          </table:table-cell>
          <table:table-cell table:number-columns-repeated="3" table:style-name="ce4" office:value-type="string" calcext:value-type="string">
            <text:p>00</text:p>
          </table:table-cell>
          <table:table-cell table:style-name="ce9" office:value-type="string" calcext:value-type="string">
            <text:p>70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38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09</text:p>
          </table:table-cell>
          <table:table-cell table:style-name="ce3" office:value-type="string" calcext:value-type="string">
            <text:p>Number of masses</text:p>
          </table:table-cell>
          <table:table-cell table:number-columns-repeated="1001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3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58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09</text:p>
          </table:table-cell>
          <table:table-cell table:style-name="ce3" office:value-type="string" calcext:value-type="string">
            <text:p>mass table ptr: 40 if file version &lt; 4108; 240 if &gt;= 4108; 80 if LINE_SCAN_IMAGE</text:p>
          </table:table-cell>
          <table:table-cell table:number-columns-repeated="1001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3"/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09</text:p>
          </table:table-cell>
          <table:table-cell table:number-columns-repeated="16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3"/>
          <table:table-cell table:number-columns-repeated="20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3"/>
          <table:table-cell table:number-columns-repeated="20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3"/>
          <table:table-cell table:number-columns-repeated="20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3"/>
          <table:table-cell table:number-columns-repeated="20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3"/>
          <table:table-cell table:number-columns-repeated="20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3"/>
          <table:table-cell table:number-columns-repeated="20" table:style-name="ce9" office:value-type="string" calcext:value-type="string">
            <text:p>00</text:p>
          </table:table-cell>
          <table:table-cell table:style-name="ce14"/>
          <table:table-cell table:number-columns-repeated="1001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3"/>
          <table:table-cell table:number-columns-repeated="20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3"/>
          <table:table-cell table:number-columns-repeated="20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3"/>
          <table:table-cell table:number-columns-repeated="20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3"/>
          <table:table-cell table:number-columns-repeated="12" table:style-name="ce9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3"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7B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E5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2F</text:p>
          </table:table-cell>
          <table:table-cell table:style-name="ce6" office:value-type="string" calcext:value-type="string">
            <text:p>40</text:p>
          </table:table-cell>
          <table:table-cell table:number-columns-repeated="12" table:style-name="ce6" office:value-type="string" calcext:value-type="string">
            <text:p>00</text:p>
          </table:table-cell>
          <table:table-cell table:style-name="ce3" office:value-type="string" calcext:value-type="string">
            <text:p>Mass table: 192 bytes / mass</text:p>
          </table:table-cell>
          <table:table-cell table:number-columns-repeated="1001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3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7B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40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3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4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3"/>
          <table:table-cell table:style-name="ce6" office:value-type="string" calcext:value-type="string">
            <text:p>20</text:p>
          </table:table-cell>
          <table:table-cell table:number-columns-repeated="19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3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08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3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3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3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80</text:p>
          </table:table-cell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3"/>
          <table:table-cell table:number-columns-repeated="16" table:style-name="ce6" office:value-type="string" calcext:value-type="string">
            <text:p>00</text:p>
          </table:table-cell>
          <table:table-cell table:style-name="ce6" office:value-type="string" calcext:value-type="string">
            <text:p>7B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47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40</text:p>
          </table:table-cell>
          <table:table-cell table:number-columns-repeated="16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3"/>
          <table:table-cell table:style-name="ce6" office:value-type="string" calcext:value-type="string">
            <text:p>01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0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3"/>
          <table:table-cell table:number-columns-repeated="16" table:style-name="ce6" office:value-type="string" calcext:value-type="string">
            <text:p>00</text:p>
          </table:table-cell>
          <table:table-cell table:style-name="ce6" office:value-type="string" calcext:value-type="string">
            <text:p>08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3"/>
          <table:table-cell table:style-name="ce6" office:value-type="string" calcext:value-type="string">
            <text:p>02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3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20" calcext:value-type="float">
            <text:p>1,020</text:p>
          </table:table-cell>
          <table:table-cell table:style-name="ce3"/>
          <table:table-cell table:style-name="ce6" office:value-type="string" calcext:value-type="string">
            <text:p>01</text:p>
          </table:table-cell>
          <table:table-cell table:number-columns-repeated="15" table:style-name="ce6" office:value-type="string" calcext:value-type="string">
            <text:p>00</text:p>
          </table:table-cell>
          <table:table-cell table:style-name="ce6" office:value-type="string" calcext:value-type="string">
            <text:p>03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40" calcext:value-type="float">
            <text:p>1,040</text:p>
          </table:table-cell>
          <table:table-cell table:style-name="ce3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39</text:p>
          </table:table-cell>
          <table:table-cell table:style-name="ce6" office:value-type="string" calcext:value-type="string">
            <text:p>E8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3E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40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60" calcext:value-type="float">
            <text:p>1,060</text:p>
          </table:table-cell>
          <table:table-cell table:style-name="ce3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7B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40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80" calcext:value-type="float">
            <text:p>1,080</text:p>
          </table:table-cell>
          <table:table-cell table:style-name="ce3"/>
          <table:table-cell table:number-columns-repeated="12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00" calcext:value-type="float">
            <text:p>1,100</text:p>
          </table:table-cell>
          <table:table-cell table:style-name="ce3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20</text:p>
          </table:table-cell>
          <table:table-cell table:number-columns-repeated="14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20" calcext:value-type="float">
            <text:p>1,12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40" calcext:value-type="float">
            <text:p>1,14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60" calcext:value-type="float">
            <text:p>1,160</text:p>
          </table:table-cell>
          <table:table-cell table:style-name="ce3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80" calcext:value-type="float">
            <text:p>1,180</text:p>
          </table:table-cell>
          <table:table-cell table:style-name="ce3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00" calcext:value-type="float">
            <text:p>1,200</text:p>
          </table:table-cell>
          <table:table-cell table:style-name="ce3"/>
          <table:table-cell table:style-name="ce6" office:value-type="string" calcext:value-type="string">
            <text:p>01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20" calcext:value-type="float">
            <text:p>1,220</text:p>
          </table:table-cell>
          <table:table-cell table:style-name="ce3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04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E4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E5</text:p>
          </table:table-cell>
          <table:table-cell table:style-name="ce6" office:value-type="string" calcext:value-type="string">
            <text:p>6B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40" calcext:value-type="float">
            <text:p>1,240</text:p>
          </table:table-cell>
          <table:table-cell table:style-name="ce3"/>
          <table:table-cell table:style-name="ce6" office:value-type="string" calcext:value-type="string">
            <text:p>69</text:p>
          </table:table-cell>
          <table:table-cell table:style-name="ce6" office:value-type="string" calcext:value-type="string">
            <text:p>0D</text:p>
          </table:table-cell>
          <table:table-cell table:style-name="ce6" office:value-type="string" calcext:value-type="string">
            <text:p>39</text:p>
          </table:table-cell>
          <table:table-cell table:style-name="ce6" office:value-type="string" calcext:value-type="string">
            <text:p>40</text:p>
          </table:table-cell>
          <table:table-cell table:number-columns-repeated="16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60" calcext:value-type="float">
            <text:p>1,260</text:p>
          </table:table-cell>
          <table:table-cell table:style-name="ce3"/>
          <table:table-cell table:style-name="ce6" office:value-type="string" calcext:value-type="string">
            <text:p>7B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40</text:p>
          </table:table-cell>
          <table:table-cell table:number-columns-repeated="12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80" calcext:value-type="float">
            <text:p>1,280</text:p>
          </table:table-cell>
          <table:table-cell table:style-name="ce3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43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00" calcext:value-type="float">
            <text:p>1,300</text:p>
          </table:table-cell>
          <table:table-cell table:style-name="ce3"/>
          <table:table-cell table:style-name="ce6" office:value-type="string" calcext:value-type="string">
            <text:p>20</text:p>
          </table:table-cell>
          <table:table-cell table:number-columns-repeated="19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20" calcext:value-type="float">
            <text:p>1,32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40" calcext:value-type="float">
            <text:p>1,34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60" calcext:value-type="float">
            <text:p>1,360</text:p>
          </table:table-cell>
          <table:table-cell table:style-name="ce3"/>
          <table:table-cell table:style-name="ce6" office:value-type="string" calcext:value-type="string">
            <text:p>06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80" calcext:value-type="float">
            <text:p>1,380</text:p>
          </table:table-cell>
          <table:table-cell table:style-name="ce3"/>
          <table:table-cell table:style-name="ce6" office:value-type="string" calcext:value-type="string">
            <text:p>01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00" calcext:value-type="float">
            <text:p>1,400</text:p>
          </table:table-cell>
          <table:table-cell table:style-name="ce3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15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20" calcext:value-type="float">
            <text:p>1,420</text:p>
          </table:table-cell>
          <table:table-cell table:style-name="ce3"/>
          <table:table-cell table:style-name="ce6" office:value-type="string" calcext:value-type="string">
            <text:p>05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88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81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40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40" calcext:value-type="float">
            <text:p>1,440</text:p>
          </table:table-cell>
          <table:table-cell table:style-name="ce3"/>
          <table:table-cell table:number-columns-repeated="12" table:style-name="ce6" office:value-type="string" calcext:value-type="string">
            <text:p>00</text:p>
          </table:table-cell>
          <table:table-cell table:style-name="ce6" office:value-type="string" calcext:value-type="string">
            <text:p>7B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60" calcext:value-type="float">
            <text:p>1,460</text:p>
          </table:table-cell>
          <table:table-cell table:style-name="ce3"/>
          <table:table-cell table:number-columns-repeated="16"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80" calcext:value-type="float">
            <text:p>1,480</text:p>
          </table:table-cell>
          <table:table-cell table:style-name="ce3"/>
          <table:table-cell table:number-columns-repeated="5" table:style-name="ce6" office:value-type="string" calcext:value-type="string">
            <text:p>00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20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00" calcext:value-type="float">
            <text:p>1,50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20" calcext:value-type="float">
            <text:p>1,52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40" calcext:value-type="float">
            <text:p>1,540</text:p>
          </table:table-cell>
          <table:table-cell table:style-name="ce3"/>
          <table:table-cell table:number-columns-repeated="12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60" calcext:value-type="float">
            <text:p>1,560</text:p>
          </table:table-cell>
          <table:table-cell table:style-name="ce3"/>
          <table:table-cell table:style-name="ce6" office:value-type="string" calcext:value-type="string">
            <text:p>0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80" calcext:value-type="float">
            <text:p>1,580</text:p>
          </table:table-cell>
          <table:table-cell table:style-name="ce3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00" calcext:value-type="float">
            <text:p>1,600</text:p>
          </table:table-cell>
          <table:table-cell table:style-name="ce3"/>
          <table:table-cell table:number-columns-repeated="12" table:style-name="ce6" office:value-type="string" calcext:value-type="string">
            <text:p>00</text:p>
          </table:table-cell>
          <table:table-cell table:style-name="ce6" office:value-type="string" calcext:value-type="string">
            <text:p>08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20" calcext:value-type="float">
            <text:p>1,62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40" calcext:value-type="float">
            <text:p>1,640</text:p>
          </table:table-cell>
          <table:table-cell table:style-name="ce3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7B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40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60" calcext:value-type="float">
            <text:p>1,66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80" calcext:value-type="float">
            <text:p>1,68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00" calcext:value-type="float">
            <text:p>1,70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20" calcext:value-type="float">
            <text:p>1,72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40" calcext:value-type="float">
            <text:p>1,740</text:p>
          </table:table-cell>
          <table:table-cell table:style-name="ce3"/>
          <table:table-cell table:number-columns-repeated="12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60" calcext:value-type="float">
            <text:p>1,760</text:p>
          </table:table-cell>
          <table:table-cell table:style-name="ce3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80" calcext:value-type="float">
            <text:p>1,780</text:p>
          </table:table-cell>
          <table:table-cell table:style-name="ce3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00" calcext:value-type="float">
            <text:p>1,800</text:p>
          </table:table-cell>
          <table:table-cell table:style-name="ce3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0A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09</text:p>
          </table:table-cell>
          <table:table-cell table:style-name="ce6" office:value-type="string" calcext:value-type="string">
            <text:p>BF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20" calcext:value-type="float">
            <text:p>1,820</text:p>
          </table:table-cell>
          <table:table-cell table:style-name="ce3"/>
          <table:table-cell table:number-columns-repeated="16" table:style-name="ce6" office:value-type="string" calcext:value-type="string">
            <text:p>00</text:p>
          </table:table-cell>
          <table:table-cell table:style-name="ce6" office:value-type="string" calcext:value-type="string">
            <text:p>7B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47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40" calcext:value-type="float">
            <text:p>1,840</text:p>
          </table:table-cell>
          <table:table-cell table:style-name="ce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40</text:p>
          </table:table-cell>
          <table:table-cell table:number-columns-repeated="16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60" calcext:value-type="float">
            <text:p>1,860</text:p>
          </table:table-cell>
          <table:table-cell table:style-name="ce3"/>
          <table:table-cell table:style-name="ce6" office:value-type="string" calcext:value-type="string">
            <text:p>02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20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80" calcext:value-type="float">
            <text:p>1,88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00" calcext:value-type="float">
            <text:p>1,90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20" calcext:value-type="float">
            <text:p>1,920</text:p>
          </table:table-cell>
          <table:table-cell table:style-name="ce3"/>
          <table:table-cell table:number-columns-repeated="16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40" calcext:value-type="float">
            <text:p>1,940</text:p>
          </table:table-cell>
          <table:table-cell table:style-name="ce3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60" calcext:value-type="float">
            <text:p>1,960</text:p>
          </table:table-cell>
          <table:table-cell table:style-name="ce3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14"/>
          <table:table-cell table:number-columns-repeated="1001"/>
        </table:table-row>
        <table:table-row table:style-name="ro1">
          <table:table-cell table:style-name="ce1" office:value-type="float" office:value="1980" calcext:value-type="float">
            <text:p>1,980</text:p>
          </table:table-cell>
          <table:table-cell table:style-name="ce3"/>
          <table:table-cell table:style-name="ce6" office:value-type="string" calcext:value-type="string">
            <text:p>01</text:p>
          </table:table-cell>
          <table:table-cell table:number-columns-repeated="15" table:style-name="ce6" office:value-type="string" calcext:value-type="string">
            <text:p>00</text:p>
          </table:table-cell>
          <table:table-cell table:style-name="ce6" office:value-type="string" calcext:value-type="string">
            <text:p>0B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00" calcext:value-type="float">
            <text:p>2,000</text:p>
          </table:table-cell>
          <table:table-cell table:style-name="ce3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DC</text:p>
          </table:table-cell>
          <table:table-cell table:style-name="ce6" office:value-type="string" calcext:value-type="string">
            <text:p>89</text:p>
          </table:table-cell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E9</text:p>
          </table:table-cell>
          <table:table-cell table:style-name="ce6" office:value-type="string" calcext:value-type="string">
            <text:p>EA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40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20" calcext:value-type="float">
            <text:p>2,020</text:p>
          </table:table-cell>
          <table:table-cell table:style-name="ce3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7B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40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40" calcext:value-type="float">
            <text:p>2,040</text:p>
          </table:table-cell>
          <table:table-cell table:style-name="ce3"/>
          <table:table-cell table:number-columns-repeated="12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60" calcext:value-type="float">
            <text:p>2,060</text:p>
          </table:table-cell>
          <table:table-cell table:style-name="ce3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69</text:p>
          </table:table-cell>
          <table:table-cell table:style-name="ce6" office:value-type="string" calcext:value-type="string">
            <text:p>20</text:p>
          </table:table-cell>
          <table:table-cell table:number-columns-repeated="14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80" calcext:value-type="float">
            <text:p>2,08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00" calcext:value-type="float">
            <text:p>2,100</text:p>
          </table:table-cell>
          <table:table-cell table:style-name="ce3"/>
          <table:table-cell table:number-columns-repeated="20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20" calcext:value-type="float">
            <text:p>2,120</text:p>
          </table:table-cell>
          <table:table-cell table:style-name="ce3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0E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40" calcext:value-type="float">
            <text:p>2,140</text:p>
          </table:table-cell>
          <table:table-cell table:style-name="ce3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60" calcext:value-type="float">
            <text:p>2,160</text:p>
          </table:table-cell>
          <table:table-cell table:style-name="ce3"/>
          <table:table-cell table:style-name="ce6" office:value-type="string" calcext:value-type="string">
            <text:p>01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3" office:value-type="string" calcext:value-type="string">
            <text:p>End main header</text:p>
          </table:table-cell>
          <table:table-cell table:number-columns-repeated="1001"/>
        </table:table-row>
        <table:table-row table:style-name="ro1">
          <table:table-cell table:style-name="ce1" office:value-type="float" office:value="2180" calcext:value-type="float">
            <text:p>2,180</text:p>
          </table:table-cell>
          <table:table-cell table:style-name="ce3"/>
          <table:table-cell table:number-columns-repeated="8" table:style-name="ce6" office:value-type="string" calcext:value-type="string">
            <text:p>00</text:p>
          </table:table-cell>
          <table:table-cell table:number-columns-repeated="12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00" calcext:value-type="float">
            <text:p>2,200</text:p>
          </table:table-cell>
          <table:table-cell table:style-name="ce3"/>
          <table:table-cell table:number-columns-repeated="20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20" calcext:value-type="float">
            <text:p>2,220</text:p>
          </table:table-cell>
          <table:table-cell table:style-name="ce3"/>
          <table:table-cell table:number-columns-repeated="20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40" calcext:value-type="float">
            <text:p>2,240</text:p>
          </table:table-cell>
          <table:table-cell table:style-name="ce3"/>
          <table:table-cell table:number-columns-repeated="20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60" calcext:value-type="float">
            <text:p>2,260</text:p>
          </table:table-cell>
          <table:table-cell table:style-name="ce3"/>
          <table:table-cell table:number-columns-repeated="20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80" calcext:value-type="float">
            <text:p>2,280</text:p>
          </table:table-cell>
          <table:table-cell table:style-name="ce3"/>
          <table:table-cell table:number-columns-repeated="20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00" calcext:value-type="float">
            <text:p>2,300</text:p>
          </table:table-cell>
          <table:table-cell table:style-name="ce3"/>
          <table:table-cell table:number-columns-repeated="20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20" calcext:value-type="float">
            <text:p>2,320</text:p>
          </table:table-cell>
          <table:table-cell table:style-name="ce3"/>
          <table:table-cell table:number-columns-repeated="20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40" calcext:value-type="float">
            <text:p>2,340</text:p>
          </table:table-cell>
          <table:table-cell table:style-name="ce3"/>
          <table:table-cell table:number-columns-repeated="20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60" calcext:value-type="float">
            <text:p>2,360</text:p>
          </table:table-cell>
          <table:table-cell table:style-name="ce3"/>
          <table:table-cell table:number-columns-repeated="20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80" calcext:value-type="float">
            <text:p>2,380</text:p>
          </table:table-cell>
          <table:table-cell table:style-name="ce3"/>
          <table:table-cell table:number-columns-repeated="20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00" calcext:value-type="float">
            <text:p>2,400</text:p>
          </table:table-cell>
          <table:table-cell table:style-name="ce3"/>
          <table:table-cell table:number-columns-repeated="16" table:style-name="ce10" office:value-type="string" calcext:value-type="string">
            <text:p>0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20" calcext:value-type="float">
            <text:p>2,420</text:p>
          </table:table-cell>
          <table:table-cell table:style-name="ce3"/>
          <table:table-cell table:style-name="ce10" office:value-type="string" calcext:value-type="string">
            <text:p>0A</text:p>
          </table:table-cell>
          <table:table-cell table:number-columns-repeated="7" table:style-name="ce10" office:value-type="string" calcext:value-type="string">
            <text:p>00</text:p>
          </table:table-cell>
          <table:table-cell table:style-name="ce10" office:value-type="string" calcext:value-type="string">
            <text:p>B6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5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5C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40" calcext:value-type="float">
            <text:p>2,440</text:p>
          </table:table-cell>
          <table:table-cell table:style-name="ce3"/>
          <table:table-cell table:style-name="ce10" office:value-type="string" calcext:value-type="string">
            <text:p>8F</text:p>
          </table:table-cell>
          <table:table-cell table:style-name="ce10" office:value-type="string" calcext:value-type="string">
            <text:p>82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6</text:p>
          </table:table-cell>
          <table:table-cell table:number-columns-repeated="11" table:style-name="ce10" office:value-type="string" calcext:value-type="string">
            <text:p>00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60" calcext:value-type="float">
            <text:p>2,460</text:p>
          </table:table-cell>
          <table:table-cell table:style-name="ce3"/>
          <table:table-cell table:style-name="ce10" office:value-type="string" calcext:value-type="string">
            <text:p>02</text:p>
          </table:table-cell>
          <table:table-cell table:number-columns-repeated="11" table:style-name="ce10" office:value-type="string" calcext:value-type="string">
            <text:p>0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EF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F9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80" calcext:value-type="float">
            <text:p>2,480</text:p>
          </table:table-cell>
          <table:table-cell table:style-name="ce3"/>
          <table:table-cell table:style-name="ce10" office:value-type="string" calcext:value-type="string">
            <text:p>7E</text:p>
          </table:table-cell>
          <table:table-cell table:style-name="ce10" office:value-type="string" calcext:value-type="string">
            <text:p>6A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6</text:p>
          </table:table-cell>
          <table:table-cell table:number-columns-repeated="15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00" calcext:value-type="float">
            <text:p>2,500</text:p>
          </table:table-cell>
          <table:table-cell table:style-name="ce3"/>
          <table:table-cell table:number-columns-repeated="4" table:style-name="ce10" office:value-type="string" calcext:value-type="string">
            <text:p>FF</text:p>
          </table:table-cell>
          <table:table-cell table:number-columns-repeated="16" table:style-name="ce10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20" calcext:value-type="float">
            <text:p>2,520</text:p>
          </table:table-cell>
          <table:table-cell table:style-name="ce3"/>
          <table:table-cell table:number-columns-repeated="4" table:style-name="ce10" office:value-type="string" calcext:value-type="string">
            <text:p>0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F</text:p>
          </table:table-cell>
          <table:table-cell table:style-name="ce8" office:value-type="string" calcext:value-type="string">
            <text:p>6C</text:p>
          </table:table-cell>
          <table:table-cell table:style-name="ce8" office:value-type="string" calcext:value-type="string">
            <text:p>79</text:p>
          </table:table-cell>
          <table:table-cell table:style-name="ce8" office:value-type="string" calcext:value-type="string">
            <text:p>5F</text:p>
          </table:table-cell>
          <table:table-cell table:style-name="ce8" office:value-type="string" calcext:value-type="string">
            <text:p>6C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73</text:p>
          </table:table-cell>
          <table:table-cell table:style-name="ce8" office:value-type="string" calcext:value-type="string">
            <text:p>74</text:p>
          </table:table-cell>
          <table:table-cell table:number-columns-repeated="7" table:style-name="ce8" office:value-type="string" calcext:value-type="string">
            <text:p>00</text:p>
          </table:table-cell>
          <table:table-cell table:style-name="ce3" office:value-type="string" calcext:value-type="string">
            <text:p>PolyList: ‘PolyList” literal + n_poly (here 0), followed by PolyAtomic Species list (1 or one for each n_poly?? here 0 anyway)</text:p>
          </table:table-cell>
          <table:table-cell table:number-columns-repeated="1001"/>
        </table:table-row>
        <table:table-row table:style-name="ro1">
          <table:table-cell table:style-name="ce1" office:value-type="float" office:value="2540" calcext:value-type="float">
            <text:p>2,540</text:p>
          </table:table-cell>
          <table:table-cell table:style-name="ce3"/>
          <table:table-cell table:number-columns-repeated="4" table:style-name="ce8" office:value-type="string" calcext:value-type="string">
            <text:p>00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43</text:p>
          </table:table-cell>
          <table:table-cell table:style-name="ce11" office:value-type="string" calcext:value-type="string">
            <text:p>68</text:p>
          </table:table-cell>
          <table:table-cell table:style-name="ce11" office:value-type="string" calcext:value-type="string">
            <text:p>61</text:p>
          </table:table-cell>
          <table:table-cell table:style-name="ce11" office:value-type="string" calcext:value-type="string">
            <text:p>6D</text:p>
          </table:table-cell>
          <table:table-cell table:style-name="ce11" office:value-type="string" calcext:value-type="string">
            <text:p>70</text:p>
          </table:table-cell>
          <table:table-cell table:style-name="ce11" office:value-type="string" calcext:value-type="string">
            <text:p>73</text:p>
          </table:table-cell>
          <table:table-cell table:style-name="ce11" office:value-type="string" calcext:value-type="string">
            <text:p>5F</text:p>
          </table:table-cell>
          <table:table-cell table:style-name="ce11" office:value-type="string" calcext:value-type="string">
            <text:p>6C</text:p>
          </table:table-cell>
          <table:table-cell table:style-name="ce11" office:value-type="string" calcext:value-type="string">
            <text:p>69</text:p>
          </table:table-cell>
          <table:table-cell table:style-name="ce11" office:value-type="string" calcext:value-type="string">
            <text:p>73</text:p>
          </table:table-cell>
          <table:table-cell table:style-name="ce11" office:value-type="string" calcext:value-type="string">
            <text:p>74</text:p>
          </table:table-cell>
          <table:table-cell table:style-name="ce11" office:value-type="string" calcext:value-type="string">
            <text:p>00</text:p>
          </table:table-cell>
          <table:table-cell table:style-name="ce3" office:value-type="string" calcext:value-type="string">
            <text:p>ChampsList: ‘ChampsList” literal + n_champs (here 0), followed by something one for each n_champs?? (here 0 anyway)</text:p>
          </table:table-cell>
          <table:table-cell table:number-columns-repeated="1001"/>
        </table:table-row>
        <table:table-row table:style-name="ro1">
          <table:table-cell table:style-name="ce1" office:value-type="float" office:value="2560" calcext:value-type="float">
            <text:p>2,560</text:p>
          </table:table-cell>
          <table:table-cell table:style-name="ce3"/>
          <table:table-cell table:number-columns-repeated="8" table:style-name="ce11" office:value-type="string" calcext:value-type="string">
            <text:p>00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06</text:p>
          </table:table-cell>
          <table:table-cell table:style-name="ce13" office:value-type="string" calcext:value-type="string">
            <text:p>4F</text:p>
          </table:table-cell>
          <table:table-cell table:number-columns-repeated="2" table:style-name="ce13" office:value-type="string" calcext:value-type="string">
            <text:p>66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5F</text:p>
          </table:table-cell>
          <table:table-cell table:style-name="ce13" office:value-type="string" calcext:value-type="string">
            <text:p>6C</text:p>
          </table:table-cell>
          <table:table-cell table:style-name="ce3" office:value-type="string" calcext:value-type="string">
            <text:p>OffsetList: ‘OffsetList” literal + n_offset (here 0), followed by something one for each n_offset?? (here 0 anyway)</text:p>
          </table:table-cell>
          <table:table-cell table:number-columns-repeated="1001"/>
        </table:table-row>
        <table:table-row table:style-name="ro1">
          <table:table-cell table:style-name="ce1" office:value-type="float" office:value="2580" calcext:value-type="float">
            <text:p>2,580</text:p>
          </table:table-cell>
          <table:table-cell table:style-name="ce3"/>
          <table:table-cell table:style-name="ce12" office:value-type="string" calcext:value-type="string">
            <text:p>69</text:p>
          </table:table-cell>
          <table:table-cell table:style-name="ce12" office:value-type="string" calcext:value-type="string">
            <text:p>73</text:p>
          </table:table-cell>
          <table:table-cell table:style-name="ce12" office:value-type="string" calcext:value-type="string">
            <text:p>74</text:p>
          </table:table-cell>
          <table:table-cell table:number-columns-repeated="9" table:style-name="ce12" office:value-type="string" calcext:value-type="string">
            <text:p>0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06</text:p>
          </table:table-cell>
          <table:table-cell table:style-name="ce9" office:value-type="string" calcext:value-type="string">
            <text:p>09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00" calcext:value-type="float">
            <text:p>2,600</text:p>
          </table:table-cell>
          <table:table-cell table:style-name="ce3"/>
          <table:table-cell table:style-name="ce9" office:value-type="string" calcext:value-type="string">
            <text:p>01</text:p>
          </table:table-cell>
          <table:table-cell table:number-columns-repeated="19" table:style-name="ce9" office:value-type="string" calcext:value-type="string">
            <text:p>00</text:p>
          </table:table-cell>
          <table:table-cell table:style-name="ce3" office:value-type="string" calcext:value-type="string">
            <text:p>first 100 bytes of nanoSIMS header</text:p>
          </table:table-cell>
          <table:table-cell table:number-columns-repeated="1001"/>
        </table:table-row>
        <table:table-row table:style-name="ro1">
          <table:table-cell table:style-name="ce1" office:value-type="float" office:value="2620" calcext:value-type="float">
            <text:p>2,620</text:p>
          </table:table-cell>
          <table:table-cell table:style-name="ce3"/>
          <table:table-cell table:number-columns-repeated="4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40" calcext:value-type="float">
            <text:p>2,640</text:p>
          </table:table-cell>
          <table:table-cell table:style-name="ce3"/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60" calcext:value-type="float">
            <text:p>2,660</text:p>
          </table:table-cell>
          <table:table-cell table:style-name="ce3"/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F</text:p>
          </table:table-cell>
          <table:table-cell table:style-name="ce8" office:value-type="string" calcext:value-type="string">
            <text:p>6C</text:p>
          </table:table-cell>
          <table:table-cell table:style-name="ce8" office:value-type="string" calcext:value-type="string">
            <text:p>79</text:p>
          </table:table-cell>
          <table:table-cell table:style-name="ce8" office:value-type="string" calcext:value-type="string">
            <text:p>5F</text:p>
          </table:table-cell>
          <table:table-cell table:style-name="ce8" office:value-type="string" calcext:value-type="string">
            <text:p>6C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73</text:p>
          </table:table-cell>
          <table:table-cell table:style-name="ce8" office:value-type="string" calcext:value-type="string">
            <text:p>74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3" office:value-type="string" calcext:value-type="string">
            <text:p>PolyList: ‘PolyList” literal + n_poly (here 0), followed by PolyAtomic Species list (1 or one for each n_poly?? here 0 anyway)</text:p>
          </table:table-cell>
          <table:table-cell table:number-columns-repeated="1001"/>
        </table:table-row>
        <table:table-row table:style-name="ro1">
          <table:table-cell table:style-name="ce1" office:value-type="float" office:value="2680" calcext:value-type="float">
            <text:p>2,680</text:p>
          </table:table-cell>
          <table:table-cell table:style-name="ce3"/>
          <table:table-cell table:number-columns-repeated="8" table:style-name="ce8" office:value-type="string" calcext:value-type="string">
            <text:p>0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string" calcext:value-type="string">
            <text:p>65</text:p>
          </table:table-cell>
          <table:table-cell table:style-name="ce10" office:value-type="string" calcext:value-type="string">
            <text:p>06</text:p>
          </table:table-cell>
          <table:table-cell table:style-name="ce9" office:value-type="string" calcext:value-type="string">
            <text:p>09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3" office:value-type="string" calcext:value-type="string">
            <text:p>full 120 byte nanoSIMS header</text:p>
          </table:table-cell>
          <table:table-cell table:number-columns-repeated="1001"/>
        </table:table-row>
        <table:table-row table:style-name="ro1">
          <table:table-cell table:style-name="ce1" office:value-type="float" office:value="2700" calcext:value-type="float">
            <text:p>2,700</text:p>
          </table:table-cell>
          <table:table-cell table:style-name="ce3"/>
          <table:table-cell table:number-columns-repeated="20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720" calcext:value-type="float">
            <text:p>2,720</text:p>
          </table:table-cell>
          <table:table-cell table:style-name="ce3"/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740" calcext:value-type="float">
            <text:p>2,740</text:p>
          </table:table-cell>
          <table:table-cell table:style-name="ce3"/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14"/>
          <table:table-cell table:number-columns-repeated="1001"/>
        </table:table-row>
        <table:table-row table:style-name="ro1">
          <table:table-cell table:style-name="ce1" office:value-type="float" office:value="2760" calcext:value-type="float">
            <text:p>2,760</text:p>
          </table:table-cell>
          <table:table-cell table:style-name="ce3"/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7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780" calcext:value-type="float">
            <text:p>2,780</text:p>
          </table:table-cell>
          <table:table-cell table:style-name="ce3"/>
          <table:table-cell table:number-columns-repeated="4" table:style-name="ce9" office:value-type="string" calcext:value-type="string">
            <text:p>00</text:p>
          </table:table-cell>
          <table:table-cell table:style-name="ce9" office:value-type="string" calcext:value-type="string">
            <text:p>05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06</text:p>
          </table:table-cell>
          <table:table-cell table:number-columns-repeated="4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800" calcext:value-type="float">
            <text:p>2,800</text:p>
          </table:table-cell>
          <table:table-cell table:style-name="ce3"/>
          <table:table-cell table:number-columns-repeated="12" table:style-name="ce9" office:value-type="string" calcext:value-type="string">
            <text:p>0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F</text:p>
          </table:table-cell>
          <table:table-cell table:style-name="ce8" office:value-type="string" calcext:value-type="string">
            <text:p>6C</text:p>
          </table:table-cell>
          <table:table-cell table:style-name="ce8" office:value-type="string" calcext:value-type="string">
            <text:p>79</text:p>
          </table:table-cell>
          <table:table-cell table:style-name="ce8" office:value-type="string" calcext:value-type="string">
            <text:p>5F</text:p>
          </table:table-cell>
          <table:table-cell table:style-name="ce8" office:value-type="string" calcext:value-type="string">
            <text:p>6C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73</text:p>
          </table:table-cell>
          <table:table-cell table:style-name="ce3" office:value-type="string" calcext:value-type="string">
            <text:p>PolyList: ‘PolyList” literal + n_poly (here 0), followed by PolyAtomic Species list (1 or one for each n_poly?? here 0 anyway)</text:p>
          </table:table-cell>
          <table:table-cell table:number-columns-repeated="1001"/>
        </table:table-row>
        <table:table-row table:style-name="ro1">
          <table:table-cell table:style-name="ce1" office:value-type="float" office:value="2820" calcext:value-type="float">
            <text:p>2,820</text:p>
          </table:table-cell>
          <table:table-cell table:style-name="ce3"/>
          <table:table-cell table:style-name="ce8" office:value-type="string" calcext:value-type="string">
            <text:p>74</text:p>
          </table:table-cell>
          <table:table-cell table:number-columns-repeated="11" table:style-name="ce8" office:value-type="string" calcext:value-type="string">
            <text:p>0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FD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43</text:p>
          </table:table-cell>
          <table:table-cell table:style-name="ce11" office:value-type="string" calcext:value-type="string">
            <text:p>68</text:p>
          </table:table-cell>
          <table:table-cell table:style-name="ce11" office:value-type="string" calcext:value-type="string">
            <text:p>61</text:p>
          </table:table-cell>
          <table:table-cell table:style-name="ce11" office:value-type="string" calcext:value-type="string">
            <text:p>6D</text:p>
          </table:table-cell>
          <table:table-cell table:style-name="ce3" office:value-type="string" calcext:value-type="string">
            <text:p>ChampsList: ‘ChampsList” literal + n_champs (here 0), followed by something one for each n_champs?? (here 0 anyway)</text:p>
          </table:table-cell>
          <table:table-cell table:number-columns-repeated="1001"/>
        </table:table-row>
        <table:table-row table:style-name="ro1">
          <table:table-cell table:style-name="ce1" office:value-type="float" office:value="2840" calcext:value-type="float">
            <text:p>2,840</text:p>
          </table:table-cell>
          <table:table-cell table:style-name="ce3"/>
          <table:table-cell table:style-name="ce11" office:value-type="string" calcext:value-type="string">
            <text:p>70</text:p>
          </table:table-cell>
          <table:table-cell table:style-name="ce11" office:value-type="string" calcext:value-type="string">
            <text:p>73</text:p>
          </table:table-cell>
          <table:table-cell table:style-name="ce11" office:value-type="string" calcext:value-type="string">
            <text:p>5F</text:p>
          </table:table-cell>
          <table:table-cell table:style-name="ce11" office:value-type="string" calcext:value-type="string">
            <text:p>6C</text:p>
          </table:table-cell>
          <table:table-cell table:style-name="ce11" office:value-type="string" calcext:value-type="string">
            <text:p>69</text:p>
          </table:table-cell>
          <table:table-cell table:style-name="ce11" office:value-type="string" calcext:value-type="string">
            <text:p>73</text:p>
          </table:table-cell>
          <table:table-cell table:style-name="ce11" office:value-type="string" calcext:value-type="string">
            <text:p>74</text:p>
          </table:table-cell>
          <table:table-cell table:number-columns-repeated="9" table:style-name="ce11" office:value-type="string" calcext:value-type="string">
            <text:p>00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FD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06</text:p>
          </table:table-cell>
          <table:table-cell table:style-name="ce14"/>
          <table:table-cell table:number-columns-repeated="1001"/>
        </table:table-row>
        <table:table-row table:style-name="ro1">
          <table:table-cell table:style-name="ce1" office:value-type="float" office:value="2860" calcext:value-type="float">
            <text:p>2,860</text:p>
          </table:table-cell>
          <table:table-cell table:style-name="ce3"/>
          <table:table-cell table:style-name="ce13" office:value-type="string" calcext:value-type="string">
            <text:p>4F</text:p>
          </table:table-cell>
          <table:table-cell table:number-columns-repeated="2" table:style-name="ce13" office:value-type="string" calcext:value-type="string">
            <text:p>66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5F</text:p>
          </table:table-cell>
          <table:table-cell table:style-name="ce13" office:value-type="string" calcext:value-type="string">
            <text:p>6C</text:p>
          </table:table-cell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74</text:p>
          </table:table-cell>
          <table:table-cell table:number-columns-repeated="9" table:style-name="ce13" office:value-type="string" calcext:value-type="string">
            <text:p>00</text:p>
          </table:table-cell>
          <table:table-cell table:style-name="ce3" office:value-type="string" calcext:value-type="string">
            <text:p>OffsetList: ‘OffsetList” literal + n_offset (here 0), followed by something one for each n_offset?? (here 0 anyway)</text:p>
          </table:table-cell>
          <table:table-cell table:number-columns-repeated="1001"/>
        </table:table-row>
        <table:table-row table:style-name="ro1">
          <table:table-cell table:style-name="ce1" office:value-type="float" office:value="2880" calcext:value-type="float">
            <text:p>2,880</text:p>
          </table:table-cell>
          <table:table-cell table:style-name="ce3"/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FB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06</text:p>
          </table:table-cell>
          <table:table-cell table:style-name="ce9" office:value-type="string" calcext:value-type="string">
            <text:p>09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11" table:style-name="ce9" office:value-type="string" calcext:value-type="string">
            <text:p>00</text:p>
          </table:table-cell>
          <table:table-cell table:style-name="ce3" office:value-type="string" calcext:value-type="string">
            <text:p>first 100 bytes of nanoSIMS header</text:p>
          </table:table-cell>
          <table:table-cell table:number-columns-repeated="1001"/>
        </table:table-row>
        <table:table-row table:style-name="ro1">
          <table:table-cell table:style-name="ce1" office:value-type="float" office:value="2900" calcext:value-type="float">
            <text:p>2,900</text:p>
          </table:table-cell>
          <table:table-cell table:style-name="ce3"/>
          <table:table-cell table:number-columns-repeated="12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920" calcext:value-type="float">
            <text:p>2,920</text:p>
          </table:table-cell>
          <table:table-cell table:style-name="ce3"/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940" calcext:value-type="float">
            <text:p>2,940</text:p>
          </table:table-cell>
          <table:table-cell table:style-name="ce3"/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4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F</text:p>
          </table:table-cell>
          <table:table-cell table:style-name="ce8" office:value-type="string" calcext:value-type="string">
            <text:p>6C</text:p>
          </table:table-cell>
          <table:table-cell table:style-name="ce8" office:value-type="string" calcext:value-type="string">
            <text:p>79</text:p>
          </table:table-cell>
          <table:table-cell table:style-name="ce3" office:value-type="string" calcext:value-type="string">
            <text:p>PolyList: ‘PolyList” literal + n_poly (here 0), followed by PolyAtomic Species list (1 or one for each n_poly?? here 0 anyway)</text:p>
          </table:table-cell>
          <table:table-cell table:number-columns-repeated="1001"/>
        </table:table-row>
        <table:table-row table:style-name="ro1">
          <table:table-cell table:style-name="ce1" office:value-type="float" office:value="2960" calcext:value-type="float">
            <text:p>2,960</text:p>
          </table:table-cell>
          <table:table-cell table:style-name="ce3"/>
          <table:table-cell table:style-name="ce8" office:value-type="string" calcext:value-type="string">
            <text:p>5F</text:p>
          </table:table-cell>
          <table:table-cell table:style-name="ce8" office:value-type="string" calcext:value-type="string">
            <text:p>6C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73</text:p>
          </table:table-cell>
          <table:table-cell table:style-name="ce8" office:value-type="string" calcext:value-type="string">
            <text:p>74</text:p>
          </table:table-cell>
          <table:table-cell table:number-columns-repeated="11" table:style-name="ce8" office:value-type="string" calcext:value-type="string">
            <text:p>00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FB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06</text:p>
          </table:table-cell>
          <table:table-cell table:style-name="ce14"/>
          <table:table-cell table:number-columns-repeated="1001"/>
        </table:table-row>
        <table:table-row table:style-name="ro1">
          <table:table-cell table:style-name="ce1" office:value-type="float" office:value="2980" calcext:value-type="float">
            <text:p>2,980</text:p>
          </table:table-cell>
          <table:table-cell table:style-name="ce3"/>
          <table:table-cell table:style-name="ce9" office:value-type="string" calcext:value-type="string">
            <text:p>09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15" table:style-name="ce9" office:value-type="string" calcext:value-type="string">
            <text:p>00</text:p>
          </table:table-cell>
          <table:table-cell table:style-name="ce3" office:value-type="string" calcext:value-type="string">
            <text:p>full 120 byte nanoSIMS header</text:p>
          </table:table-cell>
          <table:table-cell table:number-columns-repeated="1001"/>
        </table:table-row>
        <table:table-row table:style-name="ro1">
          <table:table-cell table:style-name="ce1" office:value-type="float" office:value="3000" calcext:value-type="float">
            <text:p>3,000</text:p>
          </table:table-cell>
          <table:table-cell table:style-name="ce3"/>
          <table:table-cell table:number-columns-repeated="9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2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020" calcext:value-type="float">
            <text:p>3,020</text:p>
          </table:table-cell>
          <table:table-cell table:style-name="ce3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2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4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2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4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2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040" calcext:value-type="float">
            <text:p>3,040</text:p>
          </table:table-cell>
          <table:table-cell table:style-name="ce3"/>
          <table:table-cell table:style-name="ce9" office:value-type="string" calcext:value-type="string">
            <text:p>01</text:p>
          </table:table-cell>
          <table:table-cell table:number-columns-repeated="4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2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3D</text:p>
          </table:table-cell>
          <table:table-cell table:style-name="ce9" office:value-type="string" calcext:value-type="string">
            <text:p>52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73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060" calcext:value-type="float">
            <text:p>3,060</text:p>
          </table:table-cell>
          <table:table-cell table:style-name="ce3"/>
          <table:table-cell table:number-columns-repeated="4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7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080" calcext:value-type="float">
            <text:p>3,080</text:p>
          </table:table-cell>
          <table:table-cell table:style-name="ce3"/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72</text:p>
          </table:table-cell>
          <table:table-cell table:style-name="ce9" office:value-type="string" calcext:value-type="string">
            <text:p>06</text:p>
          </table:table-cell>
          <table:table-cell table:number-columns-repeated="16" table:style-name="ce9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100" calcext:value-type="float">
            <text:p>3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120" calcext:value-type="float">
            <text:p>3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140" calcext:value-type="float">
            <text:p>3,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160" calcext:value-type="float">
            <text:p>3,1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180" calcext:value-type="float">
            <text:p>3,1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200" calcext:value-type="float">
            <text:p>3,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220" calcext:value-type="float">
            <text:p>3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240" calcext:value-type="float">
            <text:p>3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260" calcext:value-type="float">
            <text:p>3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280" calcext:value-type="float">
            <text:p>3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300" calcext:value-type="float">
            <text:p>3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320" calcext:value-type="float">
            <text:p>3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340" calcext:value-type="float">
            <text:p>3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360" calcext:value-type="float">
            <text:p>3,36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8B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380" calcext:value-type="float">
            <text:p>3,380</text:p>
          </table:table-cell>
          <table:table-cell table:style-name="ce3"/>
          <table:table-cell table:style-name="ce3" office:value-type="string" calcext:value-type="string">
            <text:p>02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7C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7C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93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400" calcext:value-type="float">
            <text:p>3,400</text:p>
          </table:table-cell>
          <table:table-cell table:style-name="ce3"/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84</text:p>
          </table:table-cell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37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420" calcext:value-type="float">
            <text:p>3,420</text:p>
          </table:table-cell>
          <table:table-cell table:style-name="ce3"/>
          <table:table-cell table:style-name="ce3" office:value-type="string" calcext:value-type="string">
            <text:p>01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8F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28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440" calcext:value-type="float">
            <text:p>3,440</text:p>
          </table:table-cell>
          <table:table-cell table:style-name="ce3"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8F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37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460" calcext:value-type="float">
            <text:p>3,460</text:p>
          </table:table-cell>
          <table:table-cell table:style-name="ce3"/>
          <table:table-cell table:number-columns-repeated="4" table:style-name="ce3" office:value-type="string" calcext:value-type="string">
            <text:p>FF</text:p>
          </table:table-cell>
          <table:table-cell table:number-columns-repeated="1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480" calcext:value-type="float">
            <text:p>3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500" calcext:value-type="float">
            <text:p>3,500</text:p>
          </table:table-cell>
          <table:table-cell table:style-name="ce3"/>
          <table:table-cell table:number-columns-repeated="4" table:style-name="ce3" office:value-type="string" calcext:value-type="string">
            <text:p>FF</text:p>
          </table:table-cell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520" calcext:value-type="float">
            <text:p>3,520</text:p>
          </table:table-cell>
          <table:table-cell table:style-name="ce3"/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0B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FC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37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97</text:p>
          </table:table-cell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C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540" calcext:value-type="float">
            <text:p>3,540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97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40</text:p>
          </table:table-cell>
          <table:table-cell table:number-columns-repeated="1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560" calcext:value-type="float">
            <text:p>3,56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580" calcext:value-type="float">
            <text:p>3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600" calcext:value-type="float">
            <text:p>3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620" calcext:value-type="float">
            <text:p>3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640" calcext:value-type="float">
            <text:p>3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660" calcext:value-type="float">
            <text:p>3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680" calcext:value-type="float">
            <text:p>3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700" calcext:value-type="float">
            <text:p>3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720" calcext:value-type="float">
            <text:p>3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740" calcext:value-type="float">
            <text:p>3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760" calcext:value-type="float">
            <text:p>3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780" calcext:value-type="float">
            <text:p>3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800" calcext:value-type="float">
            <text:p>3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820" calcext:value-type="float">
            <text:p>3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840" calcext:value-type="float">
            <text:p>3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860" calcext:value-type="float">
            <text:p>3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880" calcext:value-type="float">
            <text:p>3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900" calcext:value-type="float">
            <text:p>3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920" calcext:value-type="float">
            <text:p>3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940" calcext:value-type="float">
            <text:p>3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960" calcext:value-type="float">
            <text:p>3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980" calcext:value-type="float">
            <text:p>3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000" calcext:value-type="float">
            <text:p>4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020" calcext:value-type="float">
            <text:p>4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040" calcext:value-type="float">
            <text:p>4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060" calcext:value-type="float">
            <text:p>4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080" calcext:value-type="float">
            <text:p>4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100" calcext:value-type="float">
            <text:p>4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120" calcext:value-type="float">
            <text:p>4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140" calcext:value-type="float">
            <text:p>4,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160" calcext:value-type="float">
            <text:p>4,1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180" calcext:value-type="float">
            <text:p>4,1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200" calcext:value-type="float">
            <text:p>4,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220" calcext:value-type="float">
            <text:p>4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240" calcext:value-type="float">
            <text:p>4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260" calcext:value-type="float">
            <text:p>4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280" calcext:value-type="float">
            <text:p>4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300" calcext:value-type="float">
            <text:p>4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320" calcext:value-type="float">
            <text:p>4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340" calcext:value-type="float">
            <text:p>4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360" calcext:value-type="float">
            <text:p>4,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380" calcext:value-type="float">
            <text:p>4,3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400" calcext:value-type="float">
            <text:p>4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420" calcext:value-type="float">
            <text:p>4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440" calcext:value-type="float">
            <text:p>4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460" calcext:value-type="float">
            <text:p>4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480" calcext:value-type="float">
            <text:p>4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500" calcext:value-type="float">
            <text:p>4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520" calcext:value-type="float">
            <text:p>4,52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540" calcext:value-type="float">
            <text:p>4,5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27</text:p>
          </table:table-cell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4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560" calcext:value-type="float">
            <text:p>4,56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89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86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580" calcext:value-type="float">
            <text:p>4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600" calcext:value-type="float">
            <text:p>4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620" calcext:value-type="float">
            <text:p>4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640" calcext:value-type="float">
            <text:p>4,64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84</text:p>
          </table:table-cell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660" calcext:value-type="float">
            <text:p>4,660</text:p>
          </table:table-cell>
          <table:table-cell table:style-name="ce3"/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78</text:p>
          </table:table-cell>
          <table:table-cell table:number-columns-repeated="2" table:style-name="ce3" office:value-type="string" calcext:value-type="string">
            <text:p>97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40</text:p>
          </table:table-cell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680" calcext:value-type="float">
            <text:p>4,680</text:p>
          </table:table-cell>
          <table:table-cell table:style-name="ce3"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04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 office:value-type="string" calcext:value-type="string">
            <text:p>FE</text:p>
          </table:table-cell>
          <table:table-cell table:number-columns-repeated="3" table:style-name="ce3" office:value-type="string" calcext:value-type="string">
            <text:p>FF</text:p>
          </table:table-cell>
          <table:table-cell table:number-columns-repeated="8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700" calcext:value-type="float">
            <text:p>4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720" calcext:value-type="float">
            <text:p>4,720</text:p>
          </table:table-cell>
          <table:table-cell table:style-name="ce3"/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740" calcext:value-type="float">
            <text:p>4,740</text:p>
          </table:table-cell>
          <table:table-cell table:style-name="ce3"/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760" calcext:value-type="float">
            <text:p>4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780" calcext:value-type="float">
            <text:p>4,78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2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800" calcext:value-type="float">
            <text:p>4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820" calcext:value-type="float">
            <text:p>4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840" calcext:value-type="float">
            <text:p>4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860" calcext:value-type="float">
            <text:p>4,860</text:p>
          </table:table-cell>
          <table:table-cell table:style-name="ce3"/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7B</text:p>
          </table:table-cell>
          <table:table-cell table:style-name="ce3" office:value-type="string" calcext:value-type="string">
            <text:p>0B</text:p>
          </table:table-cell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E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FB</text:p>
          </table:table-cell>
          <table:table-cell table:style-name="ce3" office:value-type="string" calcext:value-type="string">
            <text:p>8A</text:p>
          </table:table-cell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7F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880" calcext:value-type="float">
            <text:p>4,880</text:p>
          </table:table-cell>
          <table:table-cell table:style-name="ce3"/>
          <table:table-cell table:style-name="ce3" office:value-type="string" calcext:value-type="string">
            <text:p>D2</text:p>
          </table:table-cell>
          <table:table-cell table:number-columns-repeated="3"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900" calcext:value-type="float">
            <text:p>4,900</text:p>
          </table:table-cell>
          <table:table-cell table:style-name="ce3"/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E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920" calcext:value-type="float">
            <text:p>4,920</text:p>
          </table:table-cell>
          <table:table-cell table:style-name="ce3"/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D2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0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940" calcext:value-type="float">
            <text:p>4,940</text:p>
          </table:table-cell>
          <table:table-cell table:style-name="ce3"/>
          <table:table-cell table:style-name="ce3" office:value-type="string" calcext:value-type="string">
            <text:p>37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5E</text:p>
          </table:table-cell>
          <table:table-cell table:style-name="ce3" office:value-type="string" calcext:value-type="string">
            <text:p>BA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960" calcext:value-type="float">
            <text:p>4,960</text:p>
          </table:table-cell>
          <table:table-cell table:style-name="ce3"/>
          <table:table-cell table:style-name="ce3" office:value-type="string" calcext:value-type="string">
            <text:p>52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980" calcext:value-type="float">
            <text:p>4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000" calcext:value-type="float">
            <text:p>5,0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20</text:p>
          </table:table-cell>
          <table:table-cell table:number-columns-repeated="1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020" calcext:value-type="float">
            <text:p>5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040" calcext:value-type="float">
            <text:p>5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060" calcext:value-type="float">
            <text:p>5,06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DA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63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080" calcext:value-type="float">
            <text:p>5,080</text:p>
          </table:table-cell>
          <table:table-cell table:style-name="ce3"/>
          <table:table-cell table:style-name="ce3" office:value-type="string" calcext:value-type="string">
            <text:p>98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D2</text:p>
          </table:table-cell>
          <table:table-cell table:number-columns-repeated="3"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100" calcext:value-type="float">
            <text:p>5,100</text:p>
          </table:table-cell>
          <table:table-cell table:style-name="ce3"/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120" calcext:value-type="float">
            <text:p>5,12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3E</text:p>
          </table:table-cell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3E</text:p>
          </table:table-cell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D2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140" calcext:value-type="float">
            <text:p>5,140</text:p>
          </table:table-cell>
          <table:table-cell table:style-name="ce3"/>
          <table:table-cell table:style-name="ce3" office:value-type="string" calcext:value-type="string">
            <text:p>0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93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04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160" calcext:value-type="float">
            <text:p>5,160</text:p>
          </table:table-cell>
          <table:table-cell table:style-name="ce3"/>
          <table:table-cell table:number-columns-repeated="2" table:style-name="ce3" office:value-type="string" calcext:value-type="string">
            <text:p>56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180" calcext:value-type="float">
            <text:p>5,180</text:p>
          </table:table-cell>
          <table:table-cell table:style-name="ce3"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4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200" calcext:value-type="float">
            <text:p>5,20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2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220" calcext:value-type="float">
            <text:p>5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240" calcext:value-type="float">
            <text:p>5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260" calcext:value-type="float">
            <text:p>5,26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280" calcext:value-type="float">
            <text:p>5,280</text:p>
          </table:table-cell>
          <table:table-cell table:style-name="ce3"/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5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A3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300" calcext:value-type="float">
            <text:p>5,3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320" calcext:value-type="float">
            <text:p>5,320</text:p>
          </table:table-cell>
          <table:table-cell table:style-name="ce3"/>
          <table:table-cell table:style-name="ce3" office:value-type="string" calcext:value-type="string">
            <text:p>02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340" calcext:value-type="float">
            <text:p>5,340</text:p>
          </table:table-cell>
          <table:table-cell table:style-name="ce3"/>
          <table:table-cell table:style-name="ce3" office:value-type="string" calcext:value-type="string">
            <text:p>5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A3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0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360" calcext:value-type="float">
            <text:p>5,36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9B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380" calcext:value-type="float">
            <text:p>5,38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4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400" calcext:value-type="float">
            <text:p>5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420" calcext:value-type="float">
            <text:p>5,420</text:p>
          </table:table-cell>
          <table:table-cell table:style-name="ce3"/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0</text:p>
          </table:table-cell>
          <table:table-cell table:number-columns-repeated="1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440" calcext:value-type="float">
            <text:p>5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460" calcext:value-type="float">
            <text:p>5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480" calcext:value-type="float">
            <text:p>5,48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6B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9A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FB</text:p>
          </table:table-cell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500" calcext:value-type="float">
            <text:p>5,500</text:p>
          </table:table-cell>
          <table:table-cell table:style-name="ce3"/>
          <table:table-cell table:style-name="ce3" office:value-type="string" calcext:value-type="string">
            <text:p>FD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03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6B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520" calcext:value-type="float">
            <text:p>5,520</text:p>
          </table:table-cell>
          <table:table-cell table:style-name="ce3"/>
          <table:table-cell table:style-name="ce3" office:value-type="string" calcext:value-type="string">
            <text:p>03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540" calcext:value-type="float">
            <text:p>5,540</text:p>
          </table:table-cell>
          <table:table-cell table:style-name="ce3"/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FD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0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560" calcext:value-type="float">
            <text:p>5,560</text:p>
          </table:table-cell>
          <table:table-cell table:style-name="ce3"/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9B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580" calcext:value-type="float">
            <text:p>5,58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91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9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600" calcext:value-type="float">
            <text:p>5,600</text:p>
          </table:table-cell>
          <table:table-cell table:style-name="ce3"/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BF</text:p>
          </table:table-cell>
          <table:table-cell table:number-columns-repeated="1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620" calcext:value-type="float">
            <text:p>5,62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2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640" calcext:value-type="float">
            <text:p>5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660" calcext:value-type="float">
            <text:p>5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680" calcext:value-type="float">
            <text:p>5,68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88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700" calcext:value-type="float">
            <text:p>5,700</text:p>
          </table:table-cell>
          <table:table-cell table:style-name="ce3"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8F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62</text:p>
          </table:table-cell>
          <table:table-cell table:style-name="ce3" office:value-type="string" calcext:value-type="string">
            <text:p>84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6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98</text:p>
          </table:table-cell>
          <table:table-cell table:number-columns-repeated="3"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720" calcext:value-type="float">
            <text:p>5,720</text:p>
          </table:table-cell>
          <table:table-cell table:style-name="ce3"/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740" calcext:value-type="float">
            <text:p>5,74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6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760" calcext:value-type="float">
            <text:p>5,760</text:p>
          </table:table-cell>
          <table:table-cell table:style-name="ce3"/>
          <table:table-cell table:style-name="ce3" office:value-type="string" calcext:value-type="string">
            <text:p>98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0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780" calcext:value-type="float">
            <text:p>5,780</text:p>
          </table:table-cell>
          <table:table-cell table:style-name="ce3"/>
          <table:table-cell table:number-columns-repeated="5" table:style-name="ce3" office:value-type="string" calcext:value-type="string">
            <text:p>66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2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800" calcext:value-type="float">
            <text:p>5,8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40</text:p>
          </table:table-cell>
          <table:table-cell table:number-columns-repeated="8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820" calcext:value-type="float">
            <text:p>5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840" calcext:value-type="float">
            <text:p>5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860" calcext:value-type="float">
            <text:p>5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880" calcext:value-type="float">
            <text:p>5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900" calcext:value-type="float">
            <text:p>5,900</text:p>
          </table:table-cell>
          <table:table-cell table:style-name="ce3"/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89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40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4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920" calcext:value-type="float">
            <text:p>5,92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FD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940" calcext:value-type="float">
            <text:p>5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960" calcext:value-type="float">
            <text:p>5,960</text:p>
          </table:table-cell>
          <table:table-cell table:style-name="ce3"/>
          <table:table-cell table:number-columns-repeated="15" table:style-name="ce3" office:value-type="string" calcext:value-type="string">
            <text:p>00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5980" calcext:value-type="float">
            <text:p>5,980</text:p>
          </table:table-cell>
          <table:table-cell table:style-name="ce3"/>
          <table:table-cell table:style-name="ce3" office:value-type="string" calcext:value-type="string">
            <text:p>37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000" calcext:value-type="float">
            <text:p>6,000</text:p>
          </table:table-cell>
          <table:table-cell table:style-name="ce3"/>
          <table:table-cell table:style-name="ce3" office:value-type="string" calcext:value-type="string">
            <text:p>64</text:p>
          </table:table-cell>
          <table:table-cell table:number-columns-repeated="19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020" calcext:value-type="float">
            <text:p>6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040" calcext:value-type="float">
            <text:p>6,040</text:p>
          </table:table-cell>
          <table:table-cell table:style-name="ce3"/>
          <table:table-cell table:number-columns-repeated="5" table:style-name="ce3" office:value-type="string" calcext:value-type="string">
            <text:p>00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6</text:p>
          </table:table-cell>
          <table:table-cell table:number-columns-repeated="1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060" calcext:value-type="float">
            <text:p>6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080" calcext:value-type="float">
            <text:p>6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100" calcext:value-type="float">
            <text:p>6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120" calcext:value-type="float">
            <text:p>6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140" calcext:value-type="float">
            <text:p>6,140</text:p>
          </table:table-cell>
          <table:table-cell table:style-name="ce3"/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FE</text:p>
          </table:table-cell>
          <table:table-cell table:number-columns-repeated="3" table:style-name="ce3" office:value-type="string" calcext:value-type="string">
            <text:p>FF</text:p>
          </table:table-cell>
          <table:table-cell table:number-columns-repeated="1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160" calcext:value-type="float">
            <text:p>6,1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180" calcext:value-type="float">
            <text:p>6,180</text:p>
          </table:table-cell>
          <table:table-cell table:style-name="ce3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200" calcext:value-type="float">
            <text:p>6,2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220" calcext:value-type="float">
            <text:p>6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240" calcext:value-type="float">
            <text:p>6,240</text:p>
          </table:table-cell>
          <table:table-cell table:style-name="ce3"/>
          <table:table-cell table:number-columns-repeated="13" table:style-name="ce3" office:value-type="string" calcext:value-type="string">
            <text:p>00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9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260" calcext:value-type="float">
            <text:p>6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280" calcext:value-type="float">
            <text:p>6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300" calcext:value-type="float">
            <text:p>6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320" calcext:value-type="float">
            <text:p>6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340" calcext:value-type="float">
            <text:p>6,34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360" calcext:value-type="float">
            <text:p>6,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380" calcext:value-type="float">
            <text:p>6,380</text:p>
          </table:table-cell>
          <table:table-cell table:style-name="ce3"/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400" calcext:value-type="float">
            <text:p>6,40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420" calcext:value-type="float">
            <text:p>6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440" calcext:value-type="float">
            <text:p>6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460" calcext:value-type="float">
            <text:p>6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480" calcext:value-type="float">
            <text:p>6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500" calcext:value-type="float">
            <text:p>6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520" calcext:value-type="float">
            <text:p>6,52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76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0A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85</text:p>
          </table:table-cell>
          <table:table-cell table:style-name="ce3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540" calcext:value-type="float">
            <text:p>6,54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6B</text:p>
          </table:table-cell>
          <table:table-cell table:style-name="ce3" office:value-type="string" calcext:value-type="string">
            <text:p>06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560" calcext:value-type="float">
            <text:p>6,560</text:p>
          </table:table-cell>
          <table:table-cell table:style-name="ce3"/>
          <table:table-cell table:style-name="ce3" office:value-type="string" calcext:value-type="string">
            <text:p>FD</text:p>
          </table:table-cell>
          <table:table-cell table:number-columns-repeated="3" table:style-name="ce3" office:value-type="string" calcext:value-type="string">
            <text:p>FF</text:p>
          </table:table-cell>
          <table:table-cell table:number-columns-repeated="1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580" calcext:value-type="float">
            <text:p>6,580</text:p>
          </table:table-cell>
          <table:table-cell table:style-name="ce3"/>
          <table:table-cell table:number-columns-repeated="19" table:style-name="ce3" office:value-type="string" calcext:value-type="string">
            <text:p>00</text:p>
          </table:table-cell>
          <table:table-cell table:style-name="ce3" office:value-type="string" calcext:value-type="string">
            <text:p>8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600" calcext:value-type="float">
            <text:p>6,600</text:p>
          </table:table-cell>
          <table:table-cell table:style-name="ce3"/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13" table:style-name="ce3" office:value-type="string" calcext:value-type="string">
            <text:p>00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620" calcext:value-type="float">
            <text:p>6,620</text:p>
          </table:table-cell>
          <table:table-cell table:style-name="ce3"/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640" calcext:value-type="float">
            <text:p>6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660" calcext:value-type="float">
            <text:p>6,66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2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680" calcext:value-type="float">
            <text:p>6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700" calcext:value-type="float">
            <text:p>6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720" calcext:value-type="float">
            <text:p>6,72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0B</text:p>
          </table:table-cell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740" calcext:value-type="float">
            <text:p>6,740</text:p>
          </table:table-cell>
          <table:table-cell table:style-name="ce3"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97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84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B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D5</text:p>
          </table:table-cell>
          <table:table-cell table:number-columns-repeated="3"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760" calcext:value-type="float">
            <text:p>6,760</text:p>
          </table:table-cell>
          <table:table-cell table:style-name="ce3"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99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6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0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780" calcext:value-type="float">
            <text:p>6,78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2B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800" calcext:value-type="float">
            <text:p>6,800</text:p>
          </table:table-cell>
          <table:table-cell table:style-name="ce3"/>
          <table:table-cell table:style-name="ce3" office:value-type="string" calcext:value-type="string">
            <text:p>D5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0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820" calcext:value-type="float">
            <text:p>6,820</text:p>
          </table:table-cell>
          <table:table-cell table:style-name="ce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8F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2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840" calcext:value-type="float">
            <text:p>6,8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40</text:p>
          </table:table-cell>
          <table:table-cell table:number-columns-repeated="8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860" calcext:value-type="float">
            <text:p>6,86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69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880" calcext:value-type="float">
            <text:p>6,880</text:p>
          </table:table-cell>
          <table:table-cell table:style-name="ce3"/>
          <table:table-cell table:style-name="ce3" office:value-type="string" calcext:value-type="string">
            <text:p>20</text:p>
          </table:table-cell>
          <table:table-cell table:number-columns-repeated="19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900" calcext:value-type="float">
            <text:p>6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920" calcext:value-type="float">
            <text:p>6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940" calcext:value-type="float">
            <text:p>6,940</text:p>
          </table:table-cell>
          <table:table-cell table:style-name="ce3"/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89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9F</text:p>
          </table:table-cell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85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1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960" calcext:value-type="float">
            <text:p>6,960</text:p>
          </table:table-cell>
          <table:table-cell table:style-name="ce3"/>
          <table:table-cell table:style-name="ce3" office:value-type="string" calcext:value-type="string">
            <text:p>E4</text:p>
          </table:table-cell>
          <table:table-cell table:number-columns-repeated="3" table:style-name="ce3" office:value-type="string" calcext:value-type="string">
            <text:p>FF</text:p>
          </table:table-cell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980" calcext:value-type="float">
            <text:p>6,98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3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0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000" calcext:value-type="float">
            <text:p>7,000</text:p>
          </table:table-cell>
          <table:table-cell table:style-name="ce3"/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1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E4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0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020" calcext:value-type="float">
            <text:p>7,020</text:p>
          </table:table-cell>
          <table:table-cell table:style-name="ce3"/>
          <table:table-cell table:style-name="ce3" office:value-type="string" calcext:value-type="string">
            <text:p>37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040" calcext:value-type="float">
            <text:p>7,040</text:p>
          </table:table-cell>
          <table:table-cell table:style-name="ce3"/>
          <table:table-cell table:style-name="ce3" office:value-type="string" calcext:value-type="string">
            <text:p>52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7D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7C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060" calcext:value-type="float">
            <text:p>7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080" calcext:value-type="float">
            <text:p>7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100" calcext:value-type="float">
            <text:p>7,10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9B</text:p>
          </table:table-cell>
          <table:table-cell table:style-name="ce3" office:value-type="string" calcext:value-type="string">
            <text:p>0F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120" calcext:value-type="float">
            <text:p>7,120</text:p>
          </table:table-cell>
          <table:table-cell table:style-name="ce3"/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9B</text:p>
          </table:table-cell>
          <table:table-cell table:style-name="ce3" office:value-type="string" calcext:value-type="string">
            <text:p>0F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140" calcext:value-type="float">
            <text:p>7,140</text:p>
          </table:table-cell>
          <table:table-cell table:style-name="ce3"/>
          <table:table-cell table:style-name="ce3" office:value-type="string" calcext:value-type="string">
            <text:p>E0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160" calcext:value-type="float">
            <text:p>7,160</text:p>
          </table:table-cell>
          <table:table-cell table:style-name="ce3"/>
          <table:table-cell table:style-name="ce3" office:value-type="string" calcext:value-type="string">
            <text:p>9B</text:p>
          </table:table-cell>
          <table:table-cell table:style-name="ce3" office:value-type="string" calcext:value-type="string">
            <text:p>0F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180" calcext:value-type="float">
            <text:p>7,18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9B</text:p>
          </table:table-cell>
          <table:table-cell table:style-name="ce3" office:value-type="string" calcext:value-type="string">
            <text:p>0F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200" calcext:value-type="float">
            <text:p>7,200</text:p>
          </table:table-cell>
          <table:table-cell table:style-name="ce3"/>
          <table:table-cell table:style-name="ce3" office:value-type="string" calcext:value-type="string">
            <text:p>03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9B</text:p>
          </table:table-cell>
          <table:table-cell table:style-name="ce3" office:value-type="string" calcext:value-type="string">
            <text:p>0F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220" calcext:value-type="float">
            <text:p>7,220</text:p>
          </table:table-cell>
          <table:table-cell table:style-name="ce3"/>
          <table:table-cell table:style-name="ce3" office:value-type="string" calcext:value-type="string">
            <text:p>3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240" calcext:value-type="float">
            <text:p>7,24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260" calcext:value-type="float">
            <text:p>7,260</text:p>
          </table:table-cell>
          <table:table-cell table:style-name="ce3"/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280" calcext:value-type="float">
            <text:p>7,28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300" calcext:value-type="float">
            <text:p>7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320" calcext:value-type="float">
            <text:p>7,32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9B</text:p>
          </table:table-cell>
          <table:table-cell table:style-name="ce3" office:value-type="string" calcext:value-type="string">
            <text:p>0F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340" calcext:value-type="float">
            <text:p>7,340</text:p>
          </table:table-cell>
          <table:table-cell table:style-name="ce3"/>
          <table:table-cell table:style-name="ce3" office:value-type="string" calcext:value-type="string">
            <text:p>3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9B</text:p>
          </table:table-cell>
          <table:table-cell table:style-name="ce3" office:value-type="string" calcext:value-type="string">
            <text:p>0F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360" calcext:value-type="float">
            <text:p>7,360</text:p>
          </table:table-cell>
          <table:table-cell table:style-name="ce3"/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72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380" calcext:value-type="float">
            <text:p>7,380</text:p>
          </table:table-cell>
          <table:table-cell table:style-name="ce3"/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400" calcext:value-type="float">
            <text:p>7,400</text:p>
          </table:table-cell>
          <table:table-cell table:style-name="ce3"/>
          <table:table-cell table:number-columns-repeated="5" table:style-name="ce3" office:value-type="string" calcext:value-type="string">
            <text:p>00</text:p>
          </table:table-cell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41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420" calcext:value-type="float">
            <text:p>7,42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72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440" calcext:value-type="float">
            <text:p>7,440</text:p>
          </table:table-cell>
          <table:table-cell table:style-name="ce3"/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2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460" calcext:value-type="float">
            <text:p>7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480" calcext:value-type="float">
            <text:p>7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500" calcext:value-type="float">
            <text:p>7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520" calcext:value-type="float">
            <text:p>7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540" calcext:value-type="float">
            <text:p>7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560" calcext:value-type="float">
            <text:p>7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580" calcext:value-type="float">
            <text:p>7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600" calcext:value-type="float">
            <text:p>7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620" calcext:value-type="float">
            <text:p>7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640" calcext:value-type="float">
            <text:p>7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660" calcext:value-type="float">
            <text:p>7,660</text:p>
          </table:table-cell>
          <table:table-cell table:style-name="ce3"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2B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04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680" calcext:value-type="float">
            <text:p>7,68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C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700" calcext:value-type="float">
            <text:p>7,700</text:p>
          </table:table-cell>
          <table:table-cell table:style-name="ce3"/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720" calcext:value-type="float">
            <text:p>7,72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740" calcext:value-type="float">
            <text:p>7,740</text:p>
          </table:table-cell>
          <table:table-cell table:style-name="ce3"/>
          <table:table-cell table:style-name="ce3" office:value-type="string" calcext:value-type="string">
            <text:p>C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760" calcext:value-type="float">
            <text:p>7,76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03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780" calcext:value-type="float">
            <text:p>7,780</text:p>
          </table:table-cell>
          <table:table-cell table:style-name="ce3"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C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9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800" calcext:value-type="float">
            <text:p>7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820" calcext:value-type="float">
            <text:p>7,820</text:p>
          </table:table-cell>
          <table:table-cell table:style-name="ce3"/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95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95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CC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840" calcext:value-type="float">
            <text:p>7,840</text:p>
          </table:table-cell>
          <table:table-cell table:style-name="ce3"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C0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2E</text:p>
          </table:table-cell>
          <table:table-cell table:number-columns-repeated="2" table:style-name="ce3" office:value-type="string" calcext:value-type="string">
            <text:p>3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860" calcext:value-type="float">
            <text:p>7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880" calcext:value-type="float">
            <text:p>7,88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1F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900" calcext:value-type="float">
            <text:p>7,9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C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9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920" calcext:value-type="float">
            <text:p>7,920</text:p>
          </table:table-cell>
          <table:table-cell table:style-name="ce3"/>
          <table:table-cell table:style-name="ce3" office:value-type="string" calcext:value-type="string">
            <text:p>64</text:p>
          </table:table-cell>
          <table:table-cell table:number-columns-repeated="19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940" calcext:value-type="float">
            <text:p>7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960" calcext:value-type="float">
            <text:p>7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7980" calcext:value-type="float">
            <text:p>7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000" calcext:value-type="float">
            <text:p>8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020" calcext:value-type="float">
            <text:p>8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040" calcext:value-type="float">
            <text:p>8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060" calcext:value-type="float">
            <text:p>8,060</text:p>
          </table:table-cell>
          <table:table-cell table:style-name="ce3"/>
          <table:table-cell table:number-columns-repeated="17" table:style-name="ce3" office:value-type="string" calcext:value-type="string">
            <text:p>00</text:p>
          </table:table-cell>
          <table:table-cell table:style-name="ce3" office:value-type="string" calcext:value-type="string">
            <text:p>0B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1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080" calcext:value-type="float">
            <text:p>8,08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FC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2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100" calcext:value-type="float">
            <text:p>8,100</text:p>
          </table:table-cell>
          <table:table-cell table:style-name="ce3"/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28</text:p>
          </table:table-cell>
          <table:table-cell table:number-columns-repeated="1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120" calcext:value-type="float">
            <text:p>8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140" calcext:value-type="float">
            <text:p>8,140</text:p>
          </table:table-cell>
          <table:table-cell table:style-name="ce3"/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F0</text:p>
          </table:table-cell>
          <table:table-cell table:number-columns-repeated="1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160" calcext:value-type="float">
            <text:p>8,160</text:p>
          </table:table-cell>
          <table:table-cell table:style-name="ce3"/>
          <table:table-cell table:number-columns-repeated="14" table:style-name="ce3" office:value-type="string" calcext:value-type="string">
            <text:p>00</text:p>
          </table:table-cell>
          <table:table-cell table:style-name="ce3" office:value-type="string" calcext:value-type="string">
            <text:p>20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B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1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180" calcext:value-type="float">
            <text:p>8,18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C8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200" calcext:value-type="float">
            <text:p>8,200</text:p>
          </table:table-cell>
          <table:table-cell table:style-name="ce3"/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80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C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220" calcext:value-type="float">
            <text:p>8,220</text:p>
          </table:table-cell>
          <table:table-cell table:style-name="ce3"/>
          <table:table-cell table:style-name="ce3" office:value-type="string" calcext:value-type="string">
            <text:p>03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3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9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240" calcext:value-type="float">
            <text:p>8,240</text:p>
          </table:table-cell>
          <table:table-cell table:style-name="ce3"/>
          <table:table-cell table:style-name="ce3" office:value-type="string" calcext:value-type="string">
            <text:p>0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260" calcext:value-type="float">
            <text:p>8,26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B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A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8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280" calcext:value-type="float">
            <text:p>8,280</text:p>
          </table:table-cell>
          <table:table-cell table:style-name="ce3"/>
          <table:table-cell table:style-name="ce3" office:value-type="string" calcext:value-type="string">
            <text:p>7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300" calcext:value-type="float">
            <text:p>8,3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5E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C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320" calcext:value-type="float">
            <text:p>8,320</text:p>
          </table:table-cell>
          <table:table-cell table:style-name="ce3"/>
          <table:table-cell table:style-name="ce3" office:value-type="string" calcext:value-type="string">
            <text:p>9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8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340" calcext:value-type="float">
            <text:p>8,34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FA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C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360" calcext:value-type="float">
            <text:p>8,360</text:p>
          </table:table-cell>
          <table:table-cell table:style-name="ce3"/>
          <table:table-cell table:style-name="ce3" office:value-type="string" calcext:value-type="string">
            <text:p>9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8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380" calcext:value-type="float">
            <text:p>8,380</text:p>
          </table:table-cell>
          <table:table-cell table:style-name="ce3"/>
          <table:table-cell table:number-columns-repeated="14" table:style-name="ce3" office:value-type="string" calcext:value-type="string">
            <text:p>00</text:p>
          </table:table-cell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3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400" calcext:value-type="float">
            <text:p>8,400</text:p>
          </table:table-cell>
          <table:table-cell table:style-name="ce3"/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3F</text:p>
          </table:table-cell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420" calcext:value-type="float">
            <text:p>8,420</text:p>
          </table:table-cell>
          <table:table-cell table:style-name="ce3"/>
          <table:table-cell table:style-name="ce3" office:value-type="string" calcext:value-type="string">
            <text:p>0A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440" calcext:value-type="float">
            <text:p>8,440</text:p>
          </table:table-cell>
          <table:table-cell table:style-name="ce3"/>
          <table:table-cell table:style-name="ce3" office:value-type="string" calcext:value-type="string">
            <text:p>19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460" calcext:value-type="float">
            <text:p>8,460</text:p>
          </table:table-cell>
          <table:table-cell table:style-name="ce3"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480" calcext:value-type="float">
            <text:p>8,480</text:p>
          </table:table-cell>
          <table:table-cell table:style-name="ce3"/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14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500" calcext:value-type="float">
            <text:p>8,500</text:p>
          </table:table-cell>
          <table:table-cell table:style-name="ce3"/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520" calcext:value-type="float">
            <text:p>8,520</text:p>
          </table:table-cell>
          <table:table-cell table:style-name="ce3"/>
          <table:table-cell table:style-name="ce3" office:value-type="string" calcext:value-type="string">
            <text:p>5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9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540" calcext:value-type="float">
            <text:p>8,540</text:p>
          </table:table-cell>
          <table:table-cell table:style-name="ce3"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560" calcext:value-type="float">
            <text:p>8,560</text:p>
          </table:table-cell>
          <table:table-cell table:style-name="ce3"/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580" calcext:value-type="float">
            <text:p>8,580</text:p>
          </table:table-cell>
          <table:table-cell table:style-name="ce3"/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600" calcext:value-type="float">
            <text:p>8,60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2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9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620" calcext:value-type="float">
            <text:p>8,62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640" calcext:value-type="float">
            <text:p>8,64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660" calcext:value-type="float">
            <text:p>8,66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680" calcext:value-type="float">
            <text:p>8,680</text:p>
          </table:table-cell>
          <table:table-cell table:style-name="ce3"/>
          <table:table-cell table:style-name="ce3" office:value-type="string" calcext:value-type="string">
            <text:p>1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700" calcext:value-type="float">
            <text:p>8,700</text:p>
          </table:table-cell>
          <table:table-cell table:style-name="ce3"/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9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720" calcext:value-type="float">
            <text:p>8,720</text:p>
          </table:table-cell>
          <table:table-cell table:style-name="ce3"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740" calcext:value-type="float">
            <text:p>8,740</text:p>
          </table:table-cell>
          <table:table-cell table:style-name="ce3"/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760" calcext:value-type="float">
            <text:p>8,760</text:p>
          </table:table-cell>
          <table:table-cell table:style-name="ce3"/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D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780" calcext:value-type="float">
            <text:p>8,78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5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9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800" calcext:value-type="float">
            <text:p>8,8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820" calcext:value-type="float">
            <text:p>8,82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840" calcext:value-type="float">
            <text:p>8,8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860" calcext:value-type="float">
            <text:p>8,860</text:p>
          </table:table-cell>
          <table:table-cell table:style-name="ce3"/>
          <table:table-cell table:style-name="ce3" office:value-type="string" calcext:value-type="string">
            <text:p>0A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880" calcext:value-type="float">
            <text:p>8,880</text:p>
          </table:table-cell>
          <table:table-cell table:style-name="ce3"/>
          <table:table-cell table:style-name="ce3" office:value-type="string" calcext:value-type="string">
            <text:p>19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900" calcext:value-type="float">
            <text:p>8,900</text:p>
          </table:table-cell>
          <table:table-cell table:style-name="ce3"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920" calcext:value-type="float">
            <text:p>8,920</text:p>
          </table:table-cell>
          <table:table-cell table:style-name="ce3"/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18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940" calcext:value-type="float">
            <text:p>8,940</text:p>
          </table:table-cell>
          <table:table-cell table:style-name="ce3"/>
          <table:table-cell table:style-name="ce3" office:value-type="string" calcext:value-type="string">
            <text:p>9A</text:p>
          </table:table-cell>
          <table:table-cell table:number-columns-repeated="4" table:style-name="ce3" office:value-type="string" calcext:value-type="string">
            <text:p>99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0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960" calcext:value-type="float">
            <text:p>8,960</text:p>
          </table:table-cell>
          <table:table-cell table:style-name="ce3"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2E</text:p>
          </table:table-cell>
          <table:table-cell table:number-columns-repeated="2" table:style-name="ce3" office:value-type="string" calcext:value-type="string">
            <text:p>3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8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980" calcext:value-type="float">
            <text:p>8,980</text:p>
          </table:table-cell>
          <table:table-cell table:style-name="ce3"/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000" calcext:value-type="float">
            <text:p>9,000</text:p>
          </table:table-cell>
          <table:table-cell table:style-name="ce3"/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4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2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020" calcext:value-type="float">
            <text:p>9,020</text:p>
          </table:table-cell>
          <table:table-cell table:style-name="ce3"/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4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2C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040" calcext:value-type="float">
            <text:p>9,040</text:p>
          </table:table-cell>
          <table:table-cell table:style-name="ce3"/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4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2C</text:p>
          </table:table-cell>
          <table:table-cell table:number-columns-repeated="9" table:style-name="ce3" office:value-type="string" calcext:value-type="string">
            <text:p>00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4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060" calcext:value-type="float">
            <text:p>9,06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2C</text:p>
          </table:table-cell>
          <table:table-cell table:number-columns-repeated="9" table:style-name="ce3" office:value-type="string" calcext:value-type="string">
            <text:p>00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4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080" calcext:value-type="float">
            <text:p>9,080</text:p>
          </table:table-cell>
          <table:table-cell table:style-name="ce3"/>
          <table:table-cell table:style-name="ce3" office:value-type="string" calcext:value-type="string">
            <text:p>2C</text:p>
          </table:table-cell>
          <table:table-cell table:number-columns-repeated="9" table:style-name="ce3" office:value-type="string" calcext:value-type="string">
            <text:p>00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4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100" calcext:value-type="float">
            <text:p>9,10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120" calcext:value-type="float">
            <text:p>9,12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9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140" calcext:value-type="float">
            <text:p>9,14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160" calcext:value-type="float">
            <text:p>9,16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180" calcext:value-type="float">
            <text:p>9,180</text:p>
          </table:table-cell>
          <table:table-cell table:style-name="ce3"/>
          <table:table-cell table:number-columns-repeated="14" table:style-name="ce3" office:value-type="string" calcext:value-type="string">
            <text:p>00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4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200" calcext:value-type="float">
            <text:p>9,200</text:p>
          </table:table-cell>
          <table:table-cell table:style-name="ce3"/>
          <table:table-cell table:style-name="ce3" office:value-type="string" calcext:value-type="string">
            <text:p>3C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9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220" calcext:value-type="float">
            <text:p>9,220</text:p>
          </table:table-cell>
          <table:table-cell table:style-name="ce3"/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D</text:p>
          </table:table-cell>
          <table:table-cell table:number-columns-repeated="8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240" calcext:value-type="float">
            <text:p>9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260" calcext:value-type="float">
            <text:p>9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280" calcext:value-type="float">
            <text:p>9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300" calcext:value-type="float">
            <text:p>9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320" calcext:value-type="float">
            <text:p>9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340" calcext:value-type="float">
            <text:p>9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360" calcext:value-type="float">
            <text:p>9,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380" calcext:value-type="float">
            <text:p>9,3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400" calcext:value-type="float">
            <text:p>9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420" calcext:value-type="float">
            <text:p>9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440" calcext:value-type="float">
            <text:p>9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460" calcext:value-type="float">
            <text:p>9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480" calcext:value-type="float">
            <text:p>9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500" calcext:value-type="float">
            <text:p>9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520" calcext:value-type="float">
            <text:p>9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540" calcext:value-type="float">
            <text:p>9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560" calcext:value-type="float">
            <text:p>9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580" calcext:value-type="float">
            <text:p>9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600" calcext:value-type="float">
            <text:p>9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620" calcext:value-type="float">
            <text:p>9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640" calcext:value-type="float">
            <text:p>9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660" calcext:value-type="float">
            <text:p>9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680" calcext:value-type="float">
            <text:p>9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700" calcext:value-type="float">
            <text:p>9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720" calcext:value-type="float">
            <text:p>9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740" calcext:value-type="float">
            <text:p>9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760" calcext:value-type="float">
            <text:p>9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780" calcext:value-type="float">
            <text:p>9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800" calcext:value-type="float">
            <text:p>9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820" calcext:value-type="float">
            <text:p>9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840" calcext:value-type="float">
            <text:p>9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860" calcext:value-type="float">
            <text:p>9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880" calcext:value-type="float">
            <text:p>9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900" calcext:value-type="float">
            <text:p>9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920" calcext:value-type="float">
            <text:p>9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940" calcext:value-type="float">
            <text:p>9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960" calcext:value-type="float">
            <text:p>9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9980" calcext:value-type="float">
            <text:p>9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000" calcext:value-type="float">
            <text:p>10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020" calcext:value-type="float">
            <text:p>10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040" calcext:value-type="float">
            <text:p>10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060" calcext:value-type="float">
            <text:p>10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080" calcext:value-type="float">
            <text:p>10,08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4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100" calcext:value-type="float">
            <text:p>10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120" calcext:value-type="float">
            <text:p>10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140" calcext:value-type="float">
            <text:p>10,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160" calcext:value-type="float">
            <text:p>10,16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72</text:p>
          </table:table-cell>
          <table:table-cell table:number-columns-repeated="2" table:style-name="ce3" office:value-type="string" calcext:value-type="string">
            <text:p>6F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E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180" calcext:value-type="float">
            <text:p>10,1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200" calcext:value-type="float">
            <text:p>10,200</text:p>
          </table:table-cell>
          <table:table-cell table:style-name="ce3"/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6D</text:p>
          </table:table-cell>
          <table:table-cell table:number-columns-repeated="1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220" calcext:value-type="float">
            <text:p>10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240" calcext:value-type="float">
            <text:p>10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260" calcext:value-type="float">
            <text:p>10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280" calcext:value-type="float">
            <text:p>10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300" calcext:value-type="float">
            <text:p>10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320" calcext:value-type="float">
            <text:p>10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340" calcext:value-type="float">
            <text:p>10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360" calcext:value-type="float">
            <text:p>10,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380" calcext:value-type="float">
            <text:p>10,3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400" calcext:value-type="float">
            <text:p>10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420" calcext:value-type="float">
            <text:p>10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440" calcext:value-type="float">
            <text:p>10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460" calcext:value-type="float">
            <text:p>10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480" calcext:value-type="float">
            <text:p>10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500" calcext:value-type="float">
            <text:p>10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520" calcext:value-type="float">
            <text:p>10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540" calcext:value-type="float">
            <text:p>10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560" calcext:value-type="float">
            <text:p>10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580" calcext:value-type="float">
            <text:p>10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600" calcext:value-type="float">
            <text:p>10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620" calcext:value-type="float">
            <text:p>10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640" calcext:value-type="float">
            <text:p>10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660" calcext:value-type="float">
            <text:p>10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680" calcext:value-type="float">
            <text:p>10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700" calcext:value-type="float">
            <text:p>10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720" calcext:value-type="float">
            <text:p>10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740" calcext:value-type="float">
            <text:p>10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760" calcext:value-type="float">
            <text:p>10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780" calcext:value-type="float">
            <text:p>10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800" calcext:value-type="float">
            <text:p>10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820" calcext:value-type="float">
            <text:p>10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840" calcext:value-type="float">
            <text:p>10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860" calcext:value-type="float">
            <text:p>10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880" calcext:value-type="float">
            <text:p>10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900" calcext:value-type="float">
            <text:p>10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920" calcext:value-type="float">
            <text:p>10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940" calcext:value-type="float">
            <text:p>10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960" calcext:value-type="float">
            <text:p>10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980" calcext:value-type="float">
            <text:p>10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000" calcext:value-type="float">
            <text:p>11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020" calcext:value-type="float">
            <text:p>11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040" calcext:value-type="float">
            <text:p>11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060" calcext:value-type="float">
            <text:p>11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080" calcext:value-type="float">
            <text:p>11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100" calcext:value-type="float">
            <text:p>11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120" calcext:value-type="float">
            <text:p>11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140" calcext:value-type="float">
            <text:p>11,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160" calcext:value-type="float">
            <text:p>11,1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180" calcext:value-type="float">
            <text:p>11,1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200" calcext:value-type="float">
            <text:p>11,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220" calcext:value-type="float">
            <text:p>11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240" calcext:value-type="float">
            <text:p>11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260" calcext:value-type="float">
            <text:p>11,260</text:p>
          </table:table-cell>
          <table:table-cell table:style-name="ce3"/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D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280" calcext:value-type="float">
            <text:p>11,28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2B</text:p>
          </table:table-cell>
          <table:table-cell table:number-columns-repeated="1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300" calcext:value-type="float">
            <text:p>11,30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BD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1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320" calcext:value-type="float">
            <text:p>11,320</text:p>
          </table:table-cell>
          <table:table-cell table:style-name="ce3"/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1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4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3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340" calcext:value-type="float">
            <text:p>11,340</text:p>
          </table:table-cell>
          <table:table-cell table:style-name="ce3"/>
          <table:table-cell table:style-name="ce3" office:value-type="string" calcext:value-type="string">
            <text:p>01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360" calcext:value-type="float">
            <text:p>11,36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30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380" calcext:value-type="float">
            <text:p>11,3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400" calcext:value-type="float">
            <text:p>11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420" calcext:value-type="float">
            <text:p>11,420</text:p>
          </table:table-cell>
          <table:table-cell table:style-name="ce3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3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440" calcext:value-type="float">
            <text:p>11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460" calcext:value-type="float">
            <text:p>11,460</text:p>
          </table:table-cell>
          <table:table-cell table:style-name="ce3"/>
          <table:table-cell table:style-name="ce3" office:value-type="string" calcext:value-type="string">
            <text:p>01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480" calcext:value-type="float">
            <text:p>11,48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500" calcext:value-type="float">
            <text:p>11,50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520" calcext:value-type="float">
            <text:p>11,520</text:p>
          </table:table-cell>
          <table:table-cell table:style-name="ce3"/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32</text:p>
          </table:table-cell>
          <table:table-cell table:number-columns-repeated="18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540" calcext:value-type="float">
            <text:p>11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560" calcext:value-type="float">
            <text:p>11,560</text:p>
          </table:table-cell>
          <table:table-cell table:style-name="ce3"/>
          <table:table-cell table:number-columns-repeated="18" table:style-name="ce3" office:value-type="string" calcext:value-type="string">
            <text:p>0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05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580" calcext:value-type="float">
            <text:p>11,580</text:p>
          </table:table-cell>
          <table:table-cell table:style-name="ce3"/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B</text:p>
          </table:table-cell>
          <table:table-cell table:style-name="ce3" office:value-type="string" calcext:value-type="string">
            <text:p>05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0B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600" calcext:value-type="float">
            <text:p>11,600</text:p>
          </table:table-cell>
          <table:table-cell table:style-name="ce3"/>
          <table:table-cell table:style-name="ce3" office:value-type="string" calcext:value-type="string">
            <text:p>B8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98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4B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620" calcext:value-type="float">
            <text:p>11,620</text:p>
          </table:table-cell>
          <table:table-cell table:style-name="ce3"/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B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98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76</text:p>
          </table:table-cell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76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640" calcext:value-type="float">
            <text:p>11,64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660" calcext:value-type="float">
            <text:p>11,660</text:p>
          </table:table-cell>
          <table:table-cell table:style-name="ce3"/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75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76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75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680" calcext:value-type="float">
            <text:p>11,680</text:p>
          </table:table-cell>
          <table:table-cell table:style-name="ce3"/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74</text:p>
          </table:table-cell>
          <table:table-cell table:number-columns-repeated="1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700" calcext:value-type="float">
            <text:p>11,70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03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63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720" calcext:value-type="float">
            <text:p>11,720</text:p>
          </table:table-cell>
          <table:table-cell table:style-name="ce3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740" calcext:value-type="float">
            <text:p>11,74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59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760" calcext:value-type="float">
            <text:p>11,76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780" calcext:value-type="float">
            <text:p>11,780</text:p>
          </table:table-cell>
          <table:table-cell table:style-name="ce3"/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800" calcext:value-type="float">
            <text:p>11,8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820" calcext:value-type="float">
            <text:p>11,820</text:p>
          </table:table-cell>
          <table:table-cell table:style-name="ce3"/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840" calcext:value-type="float">
            <text:p>11,8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860" calcext:value-type="float">
            <text:p>11,860</text:p>
          </table:table-cell>
          <table:table-cell table:style-name="ce3"/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5</text:p>
          </table:table-cell>
          <table:table-cell table:number-columns-repeated="9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880" calcext:value-type="float">
            <text:p>11,88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5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900" calcext:value-type="float">
            <text:p>11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920" calcext:value-type="float">
            <text:p>11,92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30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940" calcext:value-type="float">
            <text:p>11,940</text:p>
          </table:table-cell>
          <table:table-cell table:style-name="ce3"/>
          <table:table-cell table:number-columns-repeated="19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960" calcext:value-type="float">
            <text:p>11,960</text:p>
          </table:table-cell>
          <table:table-cell table:style-name="ce3"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4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1980" calcext:value-type="float">
            <text:p>11,980</text:p>
          </table:table-cell>
          <table:table-cell table:style-name="ce3"/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61</text:p>
          </table:table-cell>
          <table:table-cell table:number-columns-repeated="1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000" calcext:value-type="float">
            <text:p>12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020" calcext:value-type="float">
            <text:p>12,02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number-columns-repeated="4" table:style-name="ce3" office:value-type="string" calcext:value-type="string">
            <text:p>F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4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040" calcext:value-type="float">
            <text:p>12,04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4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72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060" calcext:value-type="float">
            <text:p>12,060</text:p>
          </table:table-cell>
          <table:table-cell table:style-name="ce3"/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62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62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080" calcext:value-type="float">
            <text:p>12,080</text:p>
          </table:table-cell>
          <table:table-cell table:style-name="ce3"/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100" calcext:value-type="float">
            <text:p>12,1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5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9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120" calcext:value-type="float">
            <text:p>12,12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140" calcext:value-type="float">
            <text:p>12,1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160" calcext:value-type="float">
            <text:p>12,160</text:p>
          </table:table-cell>
          <table:table-cell table:style-name="ce3"/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4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2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180" calcext:value-type="float">
            <text:p>12,18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200" calcext:value-type="float">
            <text:p>12,20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5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9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220" calcext:value-type="float">
            <text:p>12,22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240" calcext:value-type="float">
            <text:p>12,24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260" calcext:value-type="float">
            <text:p>12,260</text:p>
          </table:table-cell>
          <table:table-cell table:style-name="ce3"/>
          <table:table-cell table:number-columns-repeated="14" table:style-name="ce3" office:value-type="string" calcext:value-type="string">
            <text:p>00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4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280" calcext:value-type="float">
            <text:p>12,280</text:p>
          </table:table-cell>
          <table:table-cell table:style-name="ce3"/>
          <table:table-cell table:style-name="ce3" office:value-type="string" calcext:value-type="string">
            <text:p>2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8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300" calcext:value-type="float">
            <text:p>12,3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320" calcext:value-type="float">
            <text:p>12,32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65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7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340" calcext:value-type="float">
            <text:p>12,3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360" calcext:value-type="float">
            <text:p>12,36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5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1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380" calcext:value-type="float">
            <text:p>12,38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400" calcext:value-type="float">
            <text:p>12,4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5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B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5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420" calcext:value-type="float">
            <text:p>12,42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440" calcext:value-type="float">
            <text:p>12,4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65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7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460" calcext:value-type="float">
            <text:p>12,46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480" calcext:value-type="float">
            <text:p>12,48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6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8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500" calcext:value-type="float">
            <text:p>12,5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520" calcext:value-type="float">
            <text:p>12,52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6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8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540" calcext:value-type="float">
            <text:p>12,5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560" calcext:value-type="float">
            <text:p>12,56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49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580" calcext:value-type="float">
            <text:p>12,580</text:p>
          </table:table-cell>
          <table:table-cell table:style-name="ce3"/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6B</text:p>
          </table:table-cell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69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600" calcext:value-type="float">
            <text:p>12,600</text:p>
          </table:table-cell>
          <table:table-cell table:style-name="ce3"/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6B</text:p>
          </table:table-cell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620" calcext:value-type="float">
            <text:p>12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640" calcext:value-type="float">
            <text:p>12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660" calcext:value-type="float">
            <text:p>12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680" calcext:value-type="float">
            <text:p>12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700" calcext:value-type="float">
            <text:p>12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720" calcext:value-type="float">
            <text:p>12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740" calcext:value-type="float">
            <text:p>12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760" calcext:value-type="float">
            <text:p>12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780" calcext:value-type="float">
            <text:p>12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800" calcext:value-type="float">
            <text:p>12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820" calcext:value-type="float">
            <text:p>12,820</text:p>
          </table:table-cell>
          <table:table-cell table:style-name="ce3"/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5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840" calcext:value-type="float">
            <text:p>12,840</text:p>
          </table:table-cell>
          <table:table-cell table:style-name="ce3"/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75</text:p>
          </table:table-cell>
          <table:table-cell table:number-columns-repeated="2" table:style-name="ce3" office:value-type="string" calcext:value-type="string">
            <text:p>74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5D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860" calcext:value-type="float">
            <text:p>12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880" calcext:value-type="float">
            <text:p>12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900" calcext:value-type="float">
            <text:p>12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920" calcext:value-type="float">
            <text:p>12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940" calcext:value-type="float">
            <text:p>12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960" calcext:value-type="float">
            <text:p>12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980" calcext:value-type="float">
            <text:p>12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000" calcext:value-type="float">
            <text:p>13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020" calcext:value-type="float">
            <text:p>13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040" calcext:value-type="float">
            <text:p>13,0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060" calcext:value-type="float">
            <text:p>13,06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number-columns-repeated="2" table:style-name="ce3" office:value-type="string" calcext:value-type="string">
            <text:p>31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0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080" calcext:value-type="float">
            <text:p>13,080</text:p>
          </table:table-cell>
          <table:table-cell table:style-name="ce3"/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DB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0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100" calcext:value-type="float">
            <text:p>13,100</text:p>
          </table:table-cell>
          <table:table-cell table:style-name="ce3"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DB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0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120" calcext:value-type="float">
            <text:p>13,120</text:p>
          </table:table-cell>
          <table:table-cell table:style-name="ce3"/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140" calcext:value-type="float">
            <text:p>13,140</text:p>
          </table:table-cell>
          <table:table-cell table:style-name="ce3"/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0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160" calcext:value-type="float">
            <text:p>13,160</text:p>
          </table:table-cell>
          <table:table-cell table:style-name="ce3"/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DB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0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180" calcext:value-type="float">
            <text:p>13,180</text:p>
          </table:table-cell>
          <table:table-cell table:style-name="ce3"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DA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200" calcext:value-type="float">
            <text:p>13,200</text:p>
          </table:table-cell>
          <table:table-cell table:style-name="ce3"/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220" calcext:value-type="float">
            <text:p>13,220</text:p>
          </table:table-cell>
          <table:table-cell table:style-name="ce3"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240" calcext:value-type="float">
            <text:p>13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260" calcext:value-type="float">
            <text:p>13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280" calcext:value-type="float">
            <text:p>13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300" calcext:value-type="float">
            <text:p>13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320" calcext:value-type="float">
            <text:p>13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340" calcext:value-type="float">
            <text:p>13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360" calcext:value-type="float">
            <text:p>13,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380" calcext:value-type="float">
            <text:p>13,3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400" calcext:value-type="float">
            <text:p>13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420" calcext:value-type="float">
            <text:p>13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440" calcext:value-type="float">
            <text:p>13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460" calcext:value-type="float">
            <text:p>13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480" calcext:value-type="float">
            <text:p>13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500" calcext:value-type="float">
            <text:p>13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520" calcext:value-type="float">
            <text:p>13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540" calcext:value-type="float">
            <text:p>13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560" calcext:value-type="float">
            <text:p>13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580" calcext:value-type="float">
            <text:p>13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600" calcext:value-type="float">
            <text:p>13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620" calcext:value-type="float">
            <text:p>13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640" calcext:value-type="float">
            <text:p>13,6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49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660" calcext:value-type="float">
            <text:p>13,660</text:p>
          </table:table-cell>
          <table:table-cell table:style-name="ce3"/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6B</text:p>
          </table:table-cell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69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680" calcext:value-type="float">
            <text:p>13,680</text:p>
          </table:table-cell>
          <table:table-cell table:style-name="ce3"/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6B</text:p>
          </table:table-cell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700" calcext:value-type="float">
            <text:p>13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720" calcext:value-type="float">
            <text:p>13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740" calcext:value-type="float">
            <text:p>13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760" calcext:value-type="float">
            <text:p>13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780" calcext:value-type="float">
            <text:p>13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800" calcext:value-type="float">
            <text:p>13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820" calcext:value-type="float">
            <text:p>13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840" calcext:value-type="float">
            <text:p>13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860" calcext:value-type="float">
            <text:p>13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880" calcext:value-type="float">
            <text:p>13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900" calcext:value-type="float">
            <text:p>13,900</text:p>
          </table:table-cell>
          <table:table-cell table:style-name="ce3"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2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75</text:p>
          </table:table-cell>
          <table:table-cell table:number-columns-repeated="2" table:style-name="ce3" office:value-type="string" calcext:value-type="string">
            <text:p>72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920" calcext:value-type="float">
            <text:p>13,920</text:p>
          </table:table-cell>
          <table:table-cell table:style-name="ce3"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5D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D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940" calcext:value-type="float">
            <text:p>13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960" calcext:value-type="float">
            <text:p>13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3980" calcext:value-type="float">
            <text:p>13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000" calcext:value-type="float">
            <text:p>14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020" calcext:value-type="float">
            <text:p>14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040" calcext:value-type="float">
            <text:p>14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060" calcext:value-type="float">
            <text:p>14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080" calcext:value-type="float">
            <text:p>14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100" calcext:value-type="float">
            <text:p>14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120" calcext:value-type="float">
            <text:p>14,12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20</text:p>
          </table:table-cell>
          <table:table-cell table:number-columns-repeated="2" table:style-name="ce3" office:value-type="string" calcext:value-type="string">
            <text:p>31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140" calcext:value-type="float">
            <text:p>14,14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number-columns-repeated="2" table:style-name="ce3" office:value-type="string" calcext:value-type="string">
            <text:p>31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7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160" calcext:value-type="float">
            <text:p>14,160</text:p>
          </table:table-cell>
          <table:table-cell table:style-name="ce3"/>
          <table:table-cell table:style-name="ce3" office:value-type="string" calcext:value-type="string">
            <text:p>0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74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180" calcext:value-type="float">
            <text:p>14,180</text:p>
          </table:table-cell>
          <table:table-cell table:style-name="ce3"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78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200" calcext:value-type="float">
            <text:p>14,200</text:p>
          </table:table-cell>
          <table:table-cell table:style-name="ce3"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79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79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220" calcext:value-type="float">
            <text:p>14,220</text:p>
          </table:table-cell>
          <table:table-cell table:style-name="ce3"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65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3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240" calcext:value-type="float">
            <text:p>14,24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05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2D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260" calcext:value-type="float">
            <text:p>14,260</text:p>
          </table:table-cell>
          <table:table-cell table:style-name="ce3"/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5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31</text:p>
          </table:table-cell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280" calcext:value-type="float">
            <text:p>14,280</text:p>
          </table:table-cell>
          <table:table-cell table:style-name="ce3"/>
          <table:table-cell table:style-name="ce3" office:value-type="string" calcext:value-type="string">
            <text:p>F9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3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7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300" calcext:value-type="float">
            <text:p>14,3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5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79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31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320" calcext:value-type="float">
            <text:p>14,320</text:p>
          </table:table-cell>
          <table:table-cell table:style-name="ce3"/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79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0A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340" calcext:value-type="float">
            <text:p>14,340</text:p>
          </table:table-cell>
          <table:table-cell table:style-name="ce3"/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4F</text:p>
          </table:table-cell>
          <table:table-cell table:number-columns-repeated="2" table:style-name="ce3" office:value-type="string" calcext:value-type="string">
            <text:p>66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79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5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360" calcext:value-type="float">
            <text:p>14,360</text:p>
          </table:table-cell>
          <table:table-cell table:style-name="ce3"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B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C7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4D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380" calcext:value-type="float">
            <text:p>14,38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3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08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400" calcext:value-type="float">
            <text:p>14,400</text:p>
          </table:table-cell>
          <table:table-cell table:style-name="ce3"/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21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79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420" calcext:value-type="float">
            <text:p>14,420</text:p>
          </table:table-cell>
          <table:table-cell table:style-name="ce3"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0A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C7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4D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440" calcext:value-type="float">
            <text:p>14,4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0C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36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460" calcext:value-type="float">
            <text:p>14,46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96</text:p>
          </table:table-cell>
          <table:table-cell table:style-name="ce3" office:value-type="string" calcext:value-type="string">
            <text:p>0A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480" calcext:value-type="float">
            <text:p>14,480</text:p>
          </table:table-cell>
          <table:table-cell table:style-name="ce3"/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37</text:p>
          </table:table-cell>
          <table:table-cell table:number-columns-repeated="1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500" calcext:value-type="float">
            <text:p>14,500</text:p>
          </table:table-cell>
          <table:table-cell table:style-name="ce3"/>
          <table:table-cell table:number-columns-repeated="2"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92</text:p>
          </table:table-cell>
          <table:table-cell table:style-name="ce3" office:value-type="string" calcext:value-type="string">
            <text:p>C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66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520" calcext:value-type="float">
            <text:p>14,52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540" calcext:value-type="float">
            <text:p>14,540</text:p>
          </table:table-cell>
          <table:table-cell table:style-name="ce3"/>
          <table:table-cell table:style-name="ce3" office:value-type="string" calcext:value-type="string">
            <text:p>4F</text:p>
          </table:table-cell>
          <table:table-cell table:number-columns-repeated="2" table:style-name="ce3" office:value-type="string" calcext:value-type="string">
            <text:p>66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4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560" calcext:value-type="float">
            <text:p>14,560</text:p>
          </table:table-cell>
          <table:table-cell table:style-name="ce3"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68</text:p>
          </table:table-cell>
          <table:table-cell table:number-columns-repeated="1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580" calcext:value-type="float">
            <text:p>14,58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62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600" calcext:value-type="float">
            <text:p>14,60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620" calcext:value-type="float">
            <text:p>14,620</text:p>
          </table:table-cell>
          <table:table-cell table:style-name="ce3"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79</text:p>
          </table:table-cell>
          <table:table-cell table:number-columns-repeated="18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640" calcext:value-type="float">
            <text:p>14,640</text:p>
          </table:table-cell>
          <table:table-cell table:style-name="ce3"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68</text:p>
          </table:table-cell>
          <table:table-cell table:number-columns-repeated="9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660" calcext:value-type="float">
            <text:p>14,66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62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680" calcext:value-type="float">
            <text:p>14,68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700" calcext:value-type="float">
            <text:p>14,700</text:p>
          </table:table-cell>
          <table:table-cell table:style-name="ce3"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04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32</text:p>
          </table:table-cell>
          <table:table-cell table:number-columns-repeated="1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720" calcext:value-type="float">
            <text:p>14,72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33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740" calcext:value-type="float">
            <text:p>14,74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3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760" calcext:value-type="float">
            <text:p>14,760</text:p>
          </table:table-cell>
          <table:table-cell table:style-name="ce3"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78</text:p>
          </table:table-cell>
          <table:table-cell table:number-columns-repeated="1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780" calcext:value-type="float">
            <text:p>14,780</text:p>
          </table:table-cell>
          <table:table-cell table:style-name="ce3"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6D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79</text:p>
          </table:table-cell>
          <table:table-cell table:number-columns-repeated="9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800" calcext:value-type="float">
            <text:p>14,80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820" calcext:value-type="float">
            <text:p>14,82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840" calcext:value-type="float">
            <text:p>14,840</text:p>
          </table:table-cell>
          <table:table-cell table:style-name="ce3"/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AD</text:p>
          </table:table-cell>
          <table:table-cell table:number-columns-repeated="2" table:style-name="ce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53</text:p>
          </table:table-cell>
          <table:table-cell table:style-name="ce3" office:value-type="string" calcext:value-type="string">
            <text:p>31</text:p>
          </table:table-cell>
          <table:table-cell table:number-columns-repeated="2" table:style-name="ce3" office:value-type="string" calcext:value-type="string">
            <text:p>30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2E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860" calcext:value-type="float">
            <text:p>14,86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97</text:p>
          </table:table-cell>
          <table:table-cell table:number-columns-repeated="2" table:style-name="ce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53</text:p>
          </table:table-cell>
          <table:table-cell table:style-name="ce3" office:value-type="string" calcext:value-type="string">
            <text:p>31</text:p>
          </table:table-cell>
          <table:table-cell table:number-columns-repeated="2" table:style-name="ce3" office:value-type="string" calcext:value-type="string">
            <text:p>30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8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880" calcext:value-type="float">
            <text:p>14,880</text:p>
          </table:table-cell>
          <table:table-cell table:style-name="ce3"/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2E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90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FA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900" calcext:value-type="float">
            <text:p>14,900</text:p>
          </table:table-cell>
          <table:table-cell table:style-name="ce3"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78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B3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920" calcext:value-type="float">
            <text:p>14,920</text:p>
          </table:table-cell>
          <table:table-cell table:style-name="ce3"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79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58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940" calcext:value-type="float">
            <text:p>14,940</text:p>
          </table:table-cell>
          <table:table-cell table:style-name="ce3"/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9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960" calcext:value-type="float">
            <text:p>14,96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980" calcext:value-type="float">
            <text:p>14,980</text:p>
          </table:table-cell>
          <table:table-cell table:style-name="ce3"/>
          <table:table-cell table:style-name="ce3" office:value-type="string" calcext:value-type="string">
            <text:p>4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78</text:p>
          </table:table-cell>
          <table:table-cell table:number-columns-repeated="1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000" calcext:value-type="float">
            <text:p>15,0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79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B5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020" calcext:value-type="float">
            <text:p>15,020</text:p>
          </table:table-cell>
          <table:table-cell table:style-name="ce3"/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E8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040" calcext:value-type="float">
            <text:p>15,040</text:p>
          </table:table-cell>
          <table:table-cell table:style-name="ce3"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DC</text:p>
          </table:table-cell>
          <table:table-cell table:number-columns-repeated="1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060" calcext:value-type="float">
            <text:p>15,060</text:p>
          </table:table-cell>
          <table:table-cell table:style-name="ce3"/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7D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51</text:p>
          </table:table-cell>
          <table:table-cell table:number-columns-repeated="9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B5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080" calcext:value-type="float">
            <text:p>15,080</text:p>
          </table:table-cell>
          <table:table-cell table:style-name="ce3"/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AC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0E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6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100" calcext:value-type="float">
            <text:p>15,100</text:p>
          </table:table-cell>
          <table:table-cell table:style-name="ce3"/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65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FC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120" calcext:value-type="float">
            <text:p>15,120</text:p>
          </table:table-cell>
          <table:table-cell table:style-name="ce3"/>
          <table:table-cell table:style-name="ce3" office:value-type="string" calcext:value-type="string">
            <text:p>9A</text:p>
          </table:table-cell>
          <table:table-cell table:style-name="ce3" office:value-type="string" calcext:value-type="string">
            <text:p>03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76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EB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140" calcext:value-type="float">
            <text:p>15,140</text:p>
          </table:table-cell>
          <table:table-cell table:style-name="ce3"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8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FB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160" calcext:value-type="float">
            <text:p>15,16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E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180" calcext:value-type="float">
            <text:p>15,18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E0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200" calcext:value-type="float">
            <text:p>15,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220" calcext:value-type="float">
            <text:p>15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240" calcext:value-type="float">
            <text:p>15,24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A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260" calcext:value-type="float">
            <text:p>15,260</text:p>
          </table:table-cell>
          <table:table-cell table:style-name="ce3"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B8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99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60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280" calcext:value-type="float">
            <text:p>15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300" calcext:value-type="float">
            <text:p>15,3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80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320" calcext:value-type="float">
            <text:p>15,320</text:p>
          </table:table-cell>
          <table:table-cell table:style-name="ce3"/>
          <table:table-cell table:style-name="ce3" office:value-type="string" calcext:value-type="string">
            <text:p>80</text:p>
          </table:table-cell>
          <table:table-cell table:number-columns-repeated="13" table:style-name="ce3" office:value-type="string" calcext:value-type="string">
            <text:p>00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44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340" calcext:value-type="float">
            <text:p>15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360" calcext:value-type="float">
            <text:p>15,360</text:p>
          </table:table-cell>
          <table:table-cell table:style-name="ce3"/>
          <table:table-cell table:number-columns-repeated="9" table:style-name="ce3" office:value-type="string" calcext:value-type="string">
            <text:p>00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B8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380" calcext:value-type="float">
            <text:p>15,38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8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400" calcext:value-type="float">
            <text:p>15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420" calcext:value-type="float">
            <text:p>15,420</text:p>
          </table:table-cell>
          <table:table-cell table:style-name="ce3"/>
          <table:table-cell table:number-columns-repeated="18" table:style-name="ce3" office:value-type="string" calcext:value-type="string">
            <text:p>00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440" calcext:value-type="float">
            <text:p>15,440</text:p>
          </table:table-cell>
          <table:table-cell table:style-name="ce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A8</text:p>
          </table:table-cell>
          <table:table-cell table:number-columns-repeated="1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460" calcext:value-type="float">
            <text:p>15,460</text:p>
          </table:table-cell>
          <table:table-cell table:style-name="ce3"/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480" calcext:value-type="float">
            <text:p>15,480</text:p>
          </table:table-cell>
          <table:table-cell table:style-name="ce3"/>
          <table:table-cell table:style-name="ce3" office:value-type="string" calcext:value-type="string">
            <text:p>82</text:p>
          </table:table-cell>
          <table:table-cell table:style-name="ce3" office:value-type="string" calcext:value-type="string">
            <text:p>34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6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500" calcext:value-type="float">
            <text:p>15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520" calcext:value-type="float">
            <text:p>15,520</text:p>
          </table:table-cell>
          <table:table-cell table:style-name="ce3"/>
          <table:table-cell table:number-columns-repeated="9" table:style-name="ce3" office:value-type="string" calcext:value-type="string">
            <text:p>00</text:p>
          </table:table-cell>
          <table:table-cell table:style-name="ce3" office:value-type="string" calcext:value-type="string">
            <text:p>2F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540" calcext:value-type="float">
            <text:p>15,540</text:p>
          </table:table-cell>
          <table:table-cell table:style-name="ce3"/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6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A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560" calcext:value-type="float">
            <text:p>15,560</text:p>
          </table:table-cell>
          <table:table-cell table:style-name="ce3"/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FE</text:p>
          </table:table-cell>
          <table:table-cell table:number-columns-repeated="2" table:style-name="ce3" office:value-type="string" calcext:value-type="string">
            <text:p>1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99</text:p>
          </table:table-cell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99</text:p>
          </table:table-cell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F8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580" calcext:value-type="float">
            <text:p>15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600" calcext:value-type="float">
            <text:p>15,600</text:p>
          </table:table-cell>
          <table:table-cell table:style-name="ce3"/>
          <table:table-cell table:number-columns-repeated="13" table:style-name="ce3" office:value-type="string" calcext:value-type="string">
            <text:p>00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0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620" calcext:value-type="float">
            <text:p>15,620</text:p>
          </table:table-cell>
          <table:table-cell table:style-name="ce3"/>
          <table:table-cell table:number-columns-repeated="5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EB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640" calcext:value-type="float">
            <text:p>15,640</text:p>
          </table:table-cell>
          <table:table-cell table:style-name="ce3"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8</text:p>
          </table:table-cell>
          <table:table-cell table:number-columns-repeated="18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660" calcext:value-type="float">
            <text:p>15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680" calcext:value-type="float">
            <text:p>15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700" calcext:value-type="float">
            <text:p>15,700</text:p>
          </table:table-cell>
          <table:table-cell table:style-name="ce3"/>
          <table:table-cell table:number-columns-repeated="10" table:style-name="ce3" office:value-type="string" calcext:value-type="string">
            <text:p>00</text:p>
          </table:table-cell>
          <table:table-cell table:number-columns-repeated="10" table:style-name="ce3" office:value-type="string" calcext:value-type="string">
            <text:p>2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720" calcext:value-type="float">
            <text:p>15,720</text:p>
          </table:table-cell>
          <table:table-cell table:style-name="ce3"/>
          <table:table-cell table:number-columns-repeated="20" table:style-name="ce3" office:value-type="string" calcext:value-type="string">
            <text:p>2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740" calcext:value-type="float">
            <text:p>15,740</text:p>
          </table:table-cell>
          <table:table-cell table:style-name="ce3"/>
          <table:table-cell table:number-columns-repeated="20" table:style-name="ce3" office:value-type="string" calcext:value-type="string">
            <text:p>2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760" calcext:value-type="float">
            <text:p>15,760</text:p>
          </table:table-cell>
          <table:table-cell table:style-name="ce3"/>
          <table:table-cell table:number-columns-repeated="6" table:style-name="ce3" office:value-type="string" calcext:value-type="string">
            <text:p>20</text:p>
          </table:table-cell>
          <table:table-cell table:number-columns-repeated="1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780" calcext:value-type="float">
            <text:p>15,780</text:p>
          </table:table-cell>
          <table:table-cell table:style-name="ce3"/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78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800" calcext:value-type="float">
            <text:p>15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820" calcext:value-type="float">
            <text:p>15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840" calcext:value-type="float">
            <text:p>15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860" calcext:value-type="float">
            <text:p>15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880" calcext:value-type="float">
            <text:p>15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900" calcext:value-type="float">
            <text:p>15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920" calcext:value-type="float">
            <text:p>15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940" calcext:value-type="float">
            <text:p>15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960" calcext:value-type="float">
            <text:p>15,960</text:p>
          </table:table-cell>
          <table:table-cell table:style-name="ce3"/>
          <table:table-cell table:number-columns-repeated="17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5980" calcext:value-type="float">
            <text:p>15,980</text:p>
          </table:table-cell>
          <table:table-cell table:style-name="ce3"/>
          <table:table-cell table:number-columns-repeated="2" table:style-name="ce3" office:value-type="string" calcext:value-type="string">
            <text:p>00</text:p>
          </table:table-cell>
          <table:table-cell table:number-columns-repeated="18" table:style-name="ce3" office:value-type="string" calcext:value-type="string">
            <text:p>2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000" calcext:value-type="float">
            <text:p>16,000</text:p>
          </table:table-cell>
          <table:table-cell table:style-name="ce3"/>
          <table:table-cell table:number-columns-repeated="20" table:style-name="ce3" office:value-type="string" calcext:value-type="string">
            <text:p>2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020" calcext:value-type="float">
            <text:p>16,020</text:p>
          </table:table-cell>
          <table:table-cell table:style-name="ce3"/>
          <table:table-cell table:number-columns-repeated="20" table:style-name="ce3" office:value-type="string" calcext:value-type="string">
            <text:p>2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040" calcext:value-type="float">
            <text:p>16,040</text:p>
          </table:table-cell>
          <table:table-cell table:style-name="ce3"/>
          <table:table-cell table:number-columns-repeated="20" table:style-name="ce3" office:value-type="string" calcext:value-type="string">
            <text:p>2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060" calcext:value-type="float">
            <text:p>16,060</text:p>
          </table:table-cell>
          <table:table-cell table:style-name="ce3"/>
          <table:table-cell table:number-columns-repeated="20" table:style-name="ce3" office:value-type="string" calcext:value-type="string">
            <text:p>2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080" calcext:value-type="float">
            <text:p>16,080</text:p>
          </table:table-cell>
          <table:table-cell table:style-name="ce3"/>
          <table:table-cell table:number-columns-repeated="20" table:style-name="ce3" office:value-type="string" calcext:value-type="string">
            <text:p>2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100" calcext:value-type="float">
            <text:p>16,100</text:p>
          </table:table-cell>
          <table:table-cell table:style-name="ce3"/>
          <table:table-cell table:number-columns-repeated="10" table:style-name="ce3" office:value-type="string" calcext:value-type="string">
            <text:p>20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120" calcext:value-type="float">
            <text:p>16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140" calcext:value-type="float">
            <text:p>16,140</text:p>
          </table:table-cell>
          <table:table-cell table:style-name="ce3"/>
          <table:table-cell table:number-columns-repeated="17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160" calcext:value-type="float">
            <text:p>16,160</text:p>
          </table:table-cell>
          <table:table-cell table:style-name="ce3"/>
          <table:table-cell table:number-columns-repeated="6" table:style-name="ce3" office:value-type="string" calcext:value-type="string">
            <text:p>00</text:p>
          </table:table-cell>
          <table:table-cell table:number-columns-repeated="4" table:style-name="ce3" office:value-type="string" calcext:value-type="string">
            <text:p>F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180" calcext:value-type="float">
            <text:p>16,180</text:p>
          </table:table-cell>
          <table:table-cell table:style-name="ce3"/>
          <table:table-cell table:number-columns-repeated="5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82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02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04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200" calcext:value-type="float">
            <text:p>16,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220" calcext:value-type="float">
            <text:p>16,220</text:p>
          </table:table-cell>
          <table:table-cell table:style-name="ce3"/>
          <table:table-cell table:number-columns-repeated="5" table:style-name="ce3" office:value-type="string" calcext:value-type="string">
            <text:p>00</text:p>
          </table:table-cell>
          <table:table-cell table:style-name="ce3" office:value-type="string" calcext:value-type="string">
            <text:p>10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AA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240" calcext:value-type="float">
            <text:p>16,240</text:p>
          </table:table-cell>
          <table:table-cell table:style-name="ce3"/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E9</text:p>
          </table:table-cell>
          <table:table-cell table:number-columns-repeated="18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260" calcext:value-type="float">
            <text:p>16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280" calcext:value-type="float">
            <text:p>16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300" calcext:value-type="float">
            <text:p>16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320" calcext:value-type="float">
            <text:p>16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340" calcext:value-type="float">
            <text:p>16,340</text:p>
          </table:table-cell>
          <table:table-cell table:style-name="ce3"/>
          <table:table-cell table:number-columns-repeated="18" table:style-name="ce3" office:value-type="string" calcext:value-type="string">
            <text:p>00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360" calcext:value-type="float">
            <text:p>16,360</text:p>
          </table:table-cell>
          <table:table-cell table:style-name="ce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A8</text:p>
          </table:table-cell>
          <table:table-cell table:number-columns-repeated="1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380" calcext:value-type="float">
            <text:p>16,380</text:p>
          </table:table-cell>
          <table:table-cell table:style-name="ce3"/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400" calcext:value-type="float">
            <text:p>16,400</text:p>
          </table:table-cell>
          <table:table-cell table:style-name="ce3"/>
          <table:table-cell table:style-name="ce3" office:value-type="string" calcext:value-type="string">
            <text:p>82</text:p>
          </table:table-cell>
          <table:table-cell table:style-name="ce3" office:value-type="string" calcext:value-type="string">
            <text:p>34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60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420" calcext:value-type="float">
            <text:p>16,420</text:p>
          </table:table-cell>
          <table:table-cell table:style-name="ce3"/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73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440" calcext:value-type="float">
            <text:p>16,440</text:p>
          </table:table-cell>
          <table:table-cell table:style-name="ce3"/>
          <table:table-cell table:number-columns-repeated="2" table:style-name="ce3" office:value-type="string" calcext:value-type="string">
            <text:p>00</text:p>
          </table:table-cell>
          <table:table-cell table:number-columns-repeated="4" table:style-name="ce3" office:value-type="string" calcext:value-type="string">
            <text:p>FF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C8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460" calcext:value-type="float">
            <text:p>16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480" calcext:value-type="float">
            <text:p>16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500" calcext:value-type="float">
            <text:p>16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520" calcext:value-type="float">
            <text:p>16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540" calcext:value-type="float">
            <text:p>16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560" calcext:value-type="float">
            <text:p>16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580" calcext:value-type="float">
            <text:p>16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600" calcext:value-type="float">
            <text:p>16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620" calcext:value-type="float">
            <text:p>16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640" calcext:value-type="float">
            <text:p>16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660" calcext:value-type="float">
            <text:p>16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680" calcext:value-type="float">
            <text:p>16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700" calcext:value-type="float">
            <text:p>16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720" calcext:value-type="float">
            <text:p>16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740" calcext:value-type="float">
            <text:p>16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760" calcext:value-type="float">
            <text:p>16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780" calcext:value-type="float">
            <text:p>16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800" calcext:value-type="float">
            <text:p>16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820" calcext:value-type="float">
            <text:p>16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840" calcext:value-type="float">
            <text:p>16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860" calcext:value-type="float">
            <text:p>16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880" calcext:value-type="float">
            <text:p>16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900" calcext:value-type="float">
            <text:p>16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920" calcext:value-type="float">
            <text:p>16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940" calcext:value-type="float">
            <text:p>16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960" calcext:value-type="float">
            <text:p>16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980" calcext:value-type="float">
            <text:p>16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000" calcext:value-type="float">
            <text:p>17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020" calcext:value-type="float">
            <text:p>17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040" calcext:value-type="float">
            <text:p>17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060" calcext:value-type="float">
            <text:p>17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080" calcext:value-type="float">
            <text:p>17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100" calcext:value-type="float">
            <text:p>17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120" calcext:value-type="float">
            <text:p>17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140" calcext:value-type="float">
            <text:p>17,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160" calcext:value-type="float">
            <text:p>17,1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180" calcext:value-type="float">
            <text:p>17,1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200" calcext:value-type="float">
            <text:p>17,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220" calcext:value-type="float">
            <text:p>17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240" calcext:value-type="float">
            <text:p>17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260" calcext:value-type="float">
            <text:p>17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280" calcext:value-type="float">
            <text:p>17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300" calcext:value-type="float">
            <text:p>17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320" calcext:value-type="float">
            <text:p>17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340" calcext:value-type="float">
            <text:p>17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360" calcext:value-type="float">
            <text:p>17,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380" calcext:value-type="float">
            <text:p>17,3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400" calcext:value-type="float">
            <text:p>17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420" calcext:value-type="float">
            <text:p>17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440" calcext:value-type="float">
            <text:p>17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460" calcext:value-type="float">
            <text:p>17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480" calcext:value-type="float">
            <text:p>17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500" calcext:value-type="float">
            <text:p>17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520" calcext:value-type="float">
            <text:p>17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540" calcext:value-type="float">
            <text:p>17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560" calcext:value-type="float">
            <text:p>17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580" calcext:value-type="float">
            <text:p>17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600" calcext:value-type="float">
            <text:p>17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620" calcext:value-type="float">
            <text:p>17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640" calcext:value-type="float">
            <text:p>17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660" calcext:value-type="float">
            <text:p>17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680" calcext:value-type="float">
            <text:p>17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700" calcext:value-type="float">
            <text:p>17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720" calcext:value-type="float">
            <text:p>17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740" calcext:value-type="float">
            <text:p>17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760" calcext:value-type="float">
            <text:p>17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780" calcext:value-type="float">
            <text:p>17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800" calcext:value-type="float">
            <text:p>17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820" calcext:value-type="float">
            <text:p>17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840" calcext:value-type="float">
            <text:p>17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860" calcext:value-type="float">
            <text:p>17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880" calcext:value-type="float">
            <text:p>17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900" calcext:value-type="float">
            <text:p>17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920" calcext:value-type="float">
            <text:p>17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940" calcext:value-type="float">
            <text:p>17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960" calcext:value-type="float">
            <text:p>17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7980" calcext:value-type="float">
            <text:p>17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000" calcext:value-type="float">
            <text:p>18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020" calcext:value-type="float">
            <text:p>18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040" calcext:value-type="float">
            <text:p>18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060" calcext:value-type="float">
            <text:p>18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080" calcext:value-type="float">
            <text:p>18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100" calcext:value-type="float">
            <text:p>18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120" calcext:value-type="float">
            <text:p>18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140" calcext:value-type="float">
            <text:p>18,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160" calcext:value-type="float">
            <text:p>18,1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180" calcext:value-type="float">
            <text:p>18,1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200" calcext:value-type="float">
            <text:p>18,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220" calcext:value-type="float">
            <text:p>18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240" calcext:value-type="float">
            <text:p>18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260" calcext:value-type="float">
            <text:p>18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280" calcext:value-type="float">
            <text:p>18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300" calcext:value-type="float">
            <text:p>18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320" calcext:value-type="float">
            <text:p>18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340" calcext:value-type="float">
            <text:p>18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360" calcext:value-type="float">
            <text:p>18,36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49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380" calcext:value-type="float">
            <text:p>18,380</text:p>
          </table:table-cell>
          <table:table-cell table:style-name="ce3"/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6B</text:p>
          </table:table-cell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69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400" calcext:value-type="float">
            <text:p>18,400</text:p>
          </table:table-cell>
          <table:table-cell table:style-name="ce3"/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6B</text:p>
          </table:table-cell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420" calcext:value-type="float">
            <text:p>18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440" calcext:value-type="float">
            <text:p>18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460" calcext:value-type="float">
            <text:p>18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480" calcext:value-type="float">
            <text:p>18,48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500" calcext:value-type="float">
            <text:p>18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520" calcext:value-type="float">
            <text:p>18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540" calcext:value-type="float">
            <text:p>18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560" calcext:value-type="float">
            <text:p>18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580" calcext:value-type="float">
            <text:p>18,580</text:p>
          </table:table-cell>
          <table:table-cell table:style-name="ce3"/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C8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600" calcext:value-type="float">
            <text:p>18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620" calcext:value-type="float">
            <text:p>18,620</text:p>
          </table:table-cell>
          <table:table-cell table:style-name="ce3"/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74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47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640" calcext:value-type="float">
            <text:p>18,640</text:p>
          </table:table-cell>
          <table:table-cell table:style-name="ce3"/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5D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5D</text:p>
          </table:table-cell>
          <table:table-cell table:number-columns-repeated="1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660" calcext:value-type="float">
            <text:p>18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680" calcext:value-type="float">
            <text:p>18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700" calcext:value-type="float">
            <text:p>18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720" calcext:value-type="float">
            <text:p>18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740" calcext:value-type="float">
            <text:p>18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760" calcext:value-type="float">
            <text:p>18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780" calcext:value-type="float">
            <text:p>18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800" calcext:value-type="float">
            <text:p>18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820" calcext:value-type="float">
            <text:p>18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840" calcext:value-type="float">
            <text:p>18,8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860" calcext:value-type="float">
            <text:p>18,86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number-columns-repeated="2" table:style-name="ce3" office:value-type="string" calcext:value-type="string">
            <text:p>31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8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880" calcext:value-type="float">
            <text:p>18,880</text:p>
          </table:table-cell>
          <table:table-cell table:style-name="ce3"/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DB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01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900" calcext:value-type="float">
            <text:p>18,900</text:p>
          </table:table-cell>
          <table:table-cell table:style-name="ce3"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DB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0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920" calcext:value-type="float">
            <text:p>18,920</text:p>
          </table:table-cell>
          <table:table-cell table:style-name="ce3"/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940" calcext:value-type="float">
            <text:p>18,940</text:p>
          </table:table-cell>
          <table:table-cell table:style-name="ce3"/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0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960" calcext:value-type="float">
            <text:p>18,960</text:p>
          </table:table-cell>
          <table:table-cell table:style-name="ce3"/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DB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03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980" calcext:value-type="float">
            <text:p>18,980</text:p>
          </table:table-cell>
          <table:table-cell table:style-name="ce3"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DA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000" calcext:value-type="float">
            <text:p>19,000</text:p>
          </table:table-cell>
          <table:table-cell table:style-name="ce3"/>
          <table:table-cell table:style-name="ce3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D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020" calcext:value-type="float">
            <text:p>19,020</text:p>
          </table:table-cell>
          <table:table-cell table:style-name="ce3"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3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040" calcext:value-type="float">
            <text:p>19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060" calcext:value-type="float">
            <text:p>19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080" calcext:value-type="float">
            <text:p>19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100" calcext:value-type="float">
            <text:p>19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120" calcext:value-type="float">
            <text:p>19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140" calcext:value-type="float">
            <text:p>19,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160" calcext:value-type="float">
            <text:p>19,1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180" calcext:value-type="float">
            <text:p>19,1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200" calcext:value-type="float">
            <text:p>19,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220" calcext:value-type="float">
            <text:p>19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240" calcext:value-type="float">
            <text:p>19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260" calcext:value-type="float">
            <text:p>19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280" calcext:value-type="float">
            <text:p>19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300" calcext:value-type="float">
            <text:p>19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320" calcext:value-type="float">
            <text:p>19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340" calcext:value-type="float">
            <text:p>19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360" calcext:value-type="float">
            <text:p>19,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380" calcext:value-type="float">
            <text:p>19,3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400" calcext:value-type="float">
            <text:p>19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420" calcext:value-type="float">
            <text:p>19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440" calcext:value-type="float">
            <text:p>19,4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49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460" calcext:value-type="float">
            <text:p>19,460</text:p>
          </table:table-cell>
          <table:table-cell table:style-name="ce3"/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6B</text:p>
          </table:table-cell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69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480" calcext:value-type="float">
            <text:p>19,480</text:p>
          </table:table-cell>
          <table:table-cell table:style-name="ce3"/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6B</text:p>
          </table:table-cell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6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500" calcext:value-type="float">
            <text:p>19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520" calcext:value-type="float">
            <text:p>19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540" calcext:value-type="float">
            <text:p>19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560" calcext:value-type="float">
            <text:p>19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580" calcext:value-type="float">
            <text:p>19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600" calcext:value-type="float">
            <text:p>19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620" calcext:value-type="float">
            <text:p>19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640" calcext:value-type="float">
            <text:p>19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660" calcext:value-type="float">
            <text:p>19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680" calcext:value-type="float">
            <text:p>19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700" calcext:value-type="float">
            <text:p>19,700</text:p>
          </table:table-cell>
          <table:table-cell table:style-name="ce3"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2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75</text:p>
          </table:table-cell>
          <table:table-cell table:number-columns-repeated="2" table:style-name="ce3" office:value-type="string" calcext:value-type="string">
            <text:p>72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5D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720" calcext:value-type="float">
            <text:p>19,720</text:p>
          </table:table-cell>
          <table:table-cell table:style-name="ce3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5D</text:p>
          </table:table-cell>
          <table:table-cell table:number-columns-repeated="8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740" calcext:value-type="float">
            <text:p>19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760" calcext:value-type="float">
            <text:p>19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780" calcext:value-type="float">
            <text:p>19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800" calcext:value-type="float">
            <text:p>19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820" calcext:value-type="float">
            <text:p>19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840" calcext:value-type="float">
            <text:p>19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860" calcext:value-type="float">
            <text:p>19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880" calcext:value-type="float">
            <text:p>19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900" calcext:value-type="float">
            <text:p>19,900</text:p>
          </table:table-cell>
          <table:table-cell table:style-name="ce3"/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92</text:p>
          </table:table-cell>
          <table:table-cell table:style-name="ce3" office:value-type="string" calcext:value-type="string">
            <text:p>88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C8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920" calcext:value-type="float">
            <text:p>19,92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5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940" calcext:value-type="float">
            <text:p>19,94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number-columns-repeated="2" table:style-name="ce3" office:value-type="string" calcext:value-type="string">
            <text:p>31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6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960" calcext:value-type="float">
            <text:p>19,960</text:p>
          </table:table-cell>
          <table:table-cell table:style-name="ce3"/>
          <table:table-cell table:style-name="ce3" office:value-type="string" calcext:value-type="string">
            <text:p>0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74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9980" calcext:value-type="float">
            <text:p>19,980</text:p>
          </table:table-cell>
          <table:table-cell table:style-name="ce3"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78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000" calcext:value-type="float">
            <text:p>20,000</text:p>
          </table:table-cell>
          <table:table-cell table:style-name="ce3"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79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79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020" calcext:value-type="float">
            <text:p>20,020</text:p>
          </table:table-cell>
          <table:table-cell table:style-name="ce3"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65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3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040" calcext:value-type="float">
            <text:p>20,04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05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2D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060" calcext:value-type="float">
            <text:p>20,060</text:p>
          </table:table-cell>
          <table:table-cell table:style-name="ce3"/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5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31</text:p>
          </table:table-cell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080" calcext:value-type="float">
            <text:p>20,080</text:p>
          </table:table-cell>
          <table:table-cell table:style-name="ce3"/>
          <table:table-cell table:style-name="ce3" office:value-type="string" calcext:value-type="string">
            <text:p>F9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3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7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100" calcext:value-type="float">
            <text:p>20,1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4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79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3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120" calcext:value-type="float">
            <text:p>20,12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79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77</text:p>
          </table:table-cell>
          <table:table-cell table:style-name="ce3" office:value-type="string" calcext:value-type="string">
            <text:p>0B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140" calcext:value-type="float">
            <text:p>20,140</text:p>
          </table:table-cell>
          <table:table-cell table:style-name="ce3"/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4F</text:p>
          </table:table-cell>
          <table:table-cell table:number-columns-repeated="2" table:style-name="ce3" office:value-type="string" calcext:value-type="string">
            <text:p>66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79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5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160" calcext:value-type="float">
            <text:p>20,160</text:p>
          </table:table-cell>
          <table:table-cell table:style-name="ce3"/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0A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35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C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B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4D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180" calcext:value-type="float">
            <text:p>20,18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3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200" calcext:value-type="float">
            <text:p>20,200</text:p>
          </table:table-cell>
          <table:table-cell table:style-name="ce3"/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21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79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220" calcext:value-type="float">
            <text:p>20,220</text:p>
          </table:table-cell>
          <table:table-cell table:style-name="ce3"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0A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C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4D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240" calcext:value-type="float">
            <text:p>20,2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0C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36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260" calcext:value-type="float">
            <text:p>20,26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F2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96</text:p>
          </table:table-cell>
          <table:table-cell table:style-name="ce3" office:value-type="string" calcext:value-type="string">
            <text:p>0A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280" calcext:value-type="float">
            <text:p>20,280</text:p>
          </table:table-cell>
          <table:table-cell table:style-name="ce3"/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37</text:p>
          </table:table-cell>
          <table:table-cell table:number-columns-repeated="1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300" calcext:value-type="float">
            <text:p>20,300</text:p>
          </table:table-cell>
          <table:table-cell table:style-name="ce3"/>
          <table:table-cell table:number-columns-repeated="2"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92</text:p>
          </table:table-cell>
          <table:table-cell table:style-name="ce3" office:value-type="string" calcext:value-type="string">
            <text:p>C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66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320" calcext:value-type="float">
            <text:p>20,32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340" calcext:value-type="float">
            <text:p>20,340</text:p>
          </table:table-cell>
          <table:table-cell table:style-name="ce3"/>
          <table:table-cell table:style-name="ce3" office:value-type="string" calcext:value-type="string">
            <text:p>4F</text:p>
          </table:table-cell>
          <table:table-cell table:number-columns-repeated="2" table:style-name="ce3" office:value-type="string" calcext:value-type="string">
            <text:p>66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4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360" calcext:value-type="float">
            <text:p>20,360</text:p>
          </table:table-cell>
          <table:table-cell table:style-name="ce3"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68</text:p>
          </table:table-cell>
          <table:table-cell table:number-columns-repeated="1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380" calcext:value-type="float">
            <text:p>20,38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62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400" calcext:value-type="float">
            <text:p>20,40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420" calcext:value-type="float">
            <text:p>20,420</text:p>
          </table:table-cell>
          <table:table-cell table:style-name="ce3"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79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6</text:p>
          </table:table-cell>
          <table:table-cell table:number-columns-repeated="1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440" calcext:value-type="float">
            <text:p>20,440</text:p>
          </table:table-cell>
          <table:table-cell table:style-name="ce3"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68</text:p>
          </table:table-cell>
          <table:table-cell table:number-columns-repeated="9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460" calcext:value-type="float">
            <text:p>20,46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62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480" calcext:value-type="float">
            <text:p>20,48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500" calcext:value-type="float">
            <text:p>20,500</text:p>
          </table:table-cell>
          <table:table-cell table:style-name="ce3"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04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32</text:p>
          </table:table-cell>
          <table:table-cell table:number-columns-repeated="1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520" calcext:value-type="float">
            <text:p>20,52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33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540" calcext:value-type="float">
            <text:p>20,54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37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560" calcext:value-type="float">
            <text:p>20,560</text:p>
          </table:table-cell>
          <table:table-cell table:style-name="ce3"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2E</text:p>
          </table:table-cell>
          <table:table-cell table:number-columns-repeated="1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580" calcext:value-type="float">
            <text:p>20,580</text:p>
          </table:table-cell>
          <table:table-cell table:style-name="ce3"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6D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79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43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600" calcext:value-type="float">
            <text:p>20,60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620" calcext:value-type="float">
            <text:p>20,620</text:p>
          </table:table-cell>
          <table:table-cell table:style-name="ce3"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43</text:p>
          </table:table-cell>
          <table:table-cell table:number-columns-repeated="13" table:style-name="ce3" office:value-type="string" calcext:value-type="string">
            <text:p>00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640" calcext:value-type="float">
            <text:p>20,640</text:p>
          </table:table-cell>
          <table:table-cell table:style-name="ce3"/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AD</text:p>
          </table:table-cell>
          <table:table-cell table:number-columns-repeated="2" table:style-name="ce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53</text:p>
          </table:table-cell>
          <table:table-cell table:style-name="ce3" office:value-type="string" calcext:value-type="string">
            <text:p>31</text:p>
          </table:table-cell>
          <table:table-cell table:number-columns-repeated="2" table:style-name="ce3" office:value-type="string" calcext:value-type="string">
            <text:p>30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2E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660" calcext:value-type="float">
            <text:p>20,66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97</text:p>
          </table:table-cell>
          <table:table-cell table:number-columns-repeated="2" table:style-name="ce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53</text:p>
          </table:table-cell>
          <table:table-cell table:style-name="ce3" office:value-type="string" calcext:value-type="string">
            <text:p>31</text:p>
          </table:table-cell>
          <table:table-cell table:number-columns-repeated="2" table:style-name="ce3" office:value-type="string" calcext:value-type="string">
            <text:p>30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8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680" calcext:value-type="float">
            <text:p>20,680</text:p>
          </table:table-cell>
          <table:table-cell table:style-name="ce3"/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2E</text:p>
          </table:table-cell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FA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700" calcext:value-type="float">
            <text:p>20,700</text:p>
          </table:table-cell>
          <table:table-cell table:style-name="ce3"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78</text:p>
          </table:table-cell>
          <table:table-cell table:number-columns-repeated="1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720" calcext:value-type="float">
            <text:p>20,720</text:p>
          </table:table-cell>
          <table:table-cell table:style-name="ce3"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79</text:p>
          </table:table-cell>
          <table:table-cell table:number-columns-repeated="9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740" calcext:value-type="float">
            <text:p>20,74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0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760" calcext:value-type="float">
            <text:p>20,76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780" calcext:value-type="float">
            <text:p>20,780</text:p>
          </table:table-cell>
          <table:table-cell table:style-name="ce3"/>
          <table:table-cell table:style-name="ce3" office:value-type="string" calcext:value-type="string">
            <text:p>4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78</text:p>
          </table:table-cell>
          <table:table-cell table:number-columns-repeated="1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800" calcext:value-type="float">
            <text:p>20,80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79</text:p>
          </table:table-cell>
          <table:table-cell table:number-columns-repeated="5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820" calcext:value-type="float">
            <text:p>20,820</text:p>
          </table:table-cell>
          <table:table-cell table:style-name="ce3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840" calcext:value-type="float">
            <text:p>20,840</text:p>
          </table:table-cell>
          <table:table-cell table:style-name="ce3"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35</text:p>
          </table:table-cell>
          <table:table-cell table:number-columns-repeated="17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860" calcext:value-type="float">
            <text:p>20,860</text:p>
          </table:table-cell>
          <table:table-cell table:style-name="ce3"/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F4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7D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51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880" calcext:value-type="float">
            <text:p>20,880</text:p>
          </table:table-cell>
          <table:table-cell table:style-name="ce3"/>
          <table:table-cell table:number-columns-repeated="8" table:style-name="ce3" office:value-type="string" calcext:value-type="string">
            <text:p>00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0E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6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900" calcext:value-type="float">
            <text:p>20,900</text:p>
          </table:table-cell>
          <table:table-cell table:style-name="ce3"/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65</text:p>
          </table:table-cell>
          <table:table-cell table:number-columns-repeated="13" table:style-name="ce3" office:value-type="string" calcext:value-type="string">
            <text:p>00</text:p>
          </table:table-cell>
          <table:table-cell table:style-name="ce3" office:value-type="string" calcext:value-type="string">
            <text:p>FC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920" calcext:value-type="float">
            <text:p>20,920</text:p>
          </table:table-cell>
          <table:table-cell table:style-name="ce3"/>
          <table:table-cell table:style-name="ce3" office:value-type="string" calcext:value-type="string">
            <text:p>9A</text:p>
          </table:table-cell>
          <table:table-cell table:style-name="ce3" office:value-type="string" calcext:value-type="string">
            <text:p>03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76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74</text:p>
          </table:table-cell>
          <table:table-cell table:number-columns-repeated="9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940" calcext:value-type="float">
            <text:p>20,940</text:p>
          </table:table-cell>
          <table:table-cell table:style-name="ce3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FB</text:p>
          </table:table-cell>
          <table:table-cell table:style-name="ce3" office:value-type="string" calcext:value-type="string">
            <text:p>F3</text:p>
          </table:table-cell>
          <table:table-cell table:number-columns-repeated="2" table:style-name="ce3" office:value-type="string" calcext:value-type="string">
            <text:p>FF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0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72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960" calcext:value-type="float">
            <text:p>20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980" calcext:value-type="float">
            <text:p>20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000" calcext:value-type="float">
            <text:p>21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020" calcext:value-type="float">
            <text:p>21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040" calcext:value-type="float">
            <text:p>21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060" calcext:value-type="float">
            <text:p>21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080" calcext:value-type="float">
            <text:p>21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100" calcext:value-type="float">
            <text:p>21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120" calcext:value-type="float">
            <text:p>21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140" calcext:value-type="float">
            <text:p>21,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160" calcext:value-type="float">
            <text:p>21,1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180" calcext:value-type="float">
            <text:p>21,1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200" calcext:value-type="float">
            <text:p>21,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220" calcext:value-type="float">
            <text:p>21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240" calcext:value-type="float">
            <text:p>21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260" calcext:value-type="float">
            <text:p>21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280" calcext:value-type="float">
            <text:p>21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300" calcext:value-type="float">
            <text:p>21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320" calcext:value-type="float">
            <text:p>21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340" calcext:value-type="float">
            <text:p>21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360" calcext:value-type="float">
            <text:p>21,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380" calcext:value-type="float">
            <text:p>21,3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400" calcext:value-type="float">
            <text:p>21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420" calcext:value-type="float">
            <text:p>21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440" calcext:value-type="float">
            <text:p>21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460" calcext:value-type="float">
            <text:p>21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480" calcext:value-type="float">
            <text:p>21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500" calcext:value-type="float">
            <text:p>21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520" calcext:value-type="float">
            <text:p>21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540" calcext:value-type="float">
            <text:p>21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560" calcext:value-type="float">
            <text:p>21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580" calcext:value-type="float">
            <text:p>21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600" calcext:value-type="float">
            <text:p>21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620" calcext:value-type="float">
            <text:p>21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640" calcext:value-type="float">
            <text:p>21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660" calcext:value-type="float">
            <text:p>21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680" calcext:value-type="float">
            <text:p>21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700" calcext:value-type="float">
            <text:p>21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720" calcext:value-type="float">
            <text:p>21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740" calcext:value-type="float">
            <text:p>21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760" calcext:value-type="float">
            <text:p>21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780" calcext:value-type="float">
            <text:p>21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800" calcext:value-type="float">
            <text:p>21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820" calcext:value-type="float">
            <text:p>21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840" calcext:value-type="float">
            <text:p>21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860" calcext:value-type="float">
            <text:p>21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880" calcext:value-type="float">
            <text:p>21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900" calcext:value-type="float">
            <text:p>21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920" calcext:value-type="float">
            <text:p>21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940" calcext:value-type="float">
            <text:p>21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960" calcext:value-type="float">
            <text:p>21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1980" calcext:value-type="float">
            <text:p>21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000" calcext:value-type="float">
            <text:p>22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020" calcext:value-type="float">
            <text:p>22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040" calcext:value-type="float">
            <text:p>22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060" calcext:value-type="float">
            <text:p>22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080" calcext:value-type="float">
            <text:p>22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100" calcext:value-type="float">
            <text:p>22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120" calcext:value-type="float">
            <text:p>22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140" calcext:value-type="float">
            <text:p>22,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160" calcext:value-type="float">
            <text:p>22,1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180" calcext:value-type="float">
            <text:p>22,1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200" calcext:value-type="float">
            <text:p>22,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220" calcext:value-type="float">
            <text:p>22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240" calcext:value-type="float">
            <text:p>22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260" calcext:value-type="float">
            <text:p>22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280" calcext:value-type="float">
            <text:p>22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300" calcext:value-type="float">
            <text:p>22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320" calcext:value-type="float">
            <text:p>22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340" calcext:value-type="float">
            <text:p>22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360" calcext:value-type="float">
            <text:p>22,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380" calcext:value-type="float">
            <text:p>22,3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400" calcext:value-type="float">
            <text:p>22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420" calcext:value-type="float">
            <text:p>22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440" calcext:value-type="float">
            <text:p>22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460" calcext:value-type="float">
            <text:p>22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480" calcext:value-type="float">
            <text:p>22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500" calcext:value-type="float">
            <text:p>22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520" calcext:value-type="float">
            <text:p>22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540" calcext:value-type="float">
            <text:p>22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560" calcext:value-type="float">
            <text:p>22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580" calcext:value-type="float">
            <text:p>22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600" calcext:value-type="float">
            <text:p>22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620" calcext:value-type="float">
            <text:p>22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640" calcext:value-type="float">
            <text:p>22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660" calcext:value-type="float">
            <text:p>22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680" calcext:value-type="float">
            <text:p>22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700" calcext:value-type="float">
            <text:p>22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720" calcext:value-type="float">
            <text:p>22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740" calcext:value-type="float">
            <text:p>22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760" calcext:value-type="float">
            <text:p>22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780" calcext:value-type="float">
            <text:p>22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800" calcext:value-type="float">
            <text:p>22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820" calcext:value-type="float">
            <text:p>22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840" calcext:value-type="float">
            <text:p>22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860" calcext:value-type="float">
            <text:p>22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880" calcext:value-type="float">
            <text:p>22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900" calcext:value-type="float">
            <text:p>22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920" calcext:value-type="float">
            <text:p>22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940" calcext:value-type="float">
            <text:p>22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960" calcext:value-type="float">
            <text:p>22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980" calcext:value-type="float">
            <text:p>22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000" calcext:value-type="float">
            <text:p>23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020" calcext:value-type="float">
            <text:p>23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040" calcext:value-type="float">
            <text:p>23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060" calcext:value-type="float">
            <text:p>23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080" calcext:value-type="float">
            <text:p>23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100" calcext:value-type="float">
            <text:p>23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120" calcext:value-type="float">
            <text:p>23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140" calcext:value-type="float">
            <text:p>23,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160" calcext:value-type="float">
            <text:p>23,1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180" calcext:value-type="float">
            <text:p>23,1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200" calcext:value-type="float">
            <text:p>23,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220" calcext:value-type="float">
            <text:p>23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240" calcext:value-type="float">
            <text:p>23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260" calcext:value-type="float">
            <text:p>23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280" calcext:value-type="float">
            <text:p>23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300" calcext:value-type="float">
            <text:p>23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320" calcext:value-type="float">
            <text:p>23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340" calcext:value-type="float">
            <text:p>23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360" calcext:value-type="float">
            <text:p>23,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380" calcext:value-type="float">
            <text:p>23,3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400" calcext:value-type="float">
            <text:p>23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420" calcext:value-type="float">
            <text:p>23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440" calcext:value-type="float">
            <text:p>23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460" calcext:value-type="float">
            <text:p>23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480" calcext:value-type="float">
            <text:p>23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500" calcext:value-type="float">
            <text:p>23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520" calcext:value-type="float">
            <text:p>23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540" calcext:value-type="float">
            <text:p>23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560" calcext:value-type="float">
            <text:p>23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580" calcext:value-type="float">
            <text:p>23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600" calcext:value-type="float">
            <text:p>23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620" calcext:value-type="float">
            <text:p>23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640" calcext:value-type="float">
            <text:p>23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660" calcext:value-type="float">
            <text:p>23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680" calcext:value-type="float">
            <text:p>23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700" calcext:value-type="float">
            <text:p>23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720" calcext:value-type="float">
            <text:p>23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740" calcext:value-type="float">
            <text:p>23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760" calcext:value-type="float">
            <text:p>23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780" calcext:value-type="float">
            <text:p>23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800" calcext:value-type="float">
            <text:p>23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820" calcext:value-type="float">
            <text:p>23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840" calcext:value-type="float">
            <text:p>23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860" calcext:value-type="float">
            <text:p>23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880" calcext:value-type="float">
            <text:p>23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900" calcext:value-type="float">
            <text:p>23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920" calcext:value-type="float">
            <text:p>23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940" calcext:value-type="float">
            <text:p>23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960" calcext:value-type="float">
            <text:p>23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3980" calcext:value-type="float">
            <text:p>23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000" calcext:value-type="float">
            <text:p>24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020" calcext:value-type="float">
            <text:p>24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040" calcext:value-type="float">
            <text:p>24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060" calcext:value-type="float">
            <text:p>24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080" calcext:value-type="float">
            <text:p>24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100" calcext:value-type="float">
            <text:p>24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120" calcext:value-type="float">
            <text:p>24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140" calcext:value-type="float">
            <text:p>24,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160" calcext:value-type="float">
            <text:p>24,160</text:p>
          </table:table-cell>
          <table:table-cell table:style-name="ce3"/>
          <table:table-cell table:number-columns-repeated="10" table:style-name="ce3" office:value-type="string" calcext:value-type="string">
            <text:p>00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4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180" calcext:value-type="float">
            <text:p>24,180</text:p>
          </table:table-cell>
          <table:table-cell table:style-name="ce3"/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C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0C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B8</text:p>
          </table:table-cell>
          <table:table-cell table:style-name="ce3" office:value-type="string" calcext:value-type="string">
            <text:p>0B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B8</text:p>
          </table:table-cell>
          <table:table-cell table:style-name="ce3" office:value-type="string" calcext:value-type="string">
            <text:p>0B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62</text:p>
          </table:table-cell>
          <table:table-cell table:style-name="ce3" office:value-type="string" calcext:value-type="string">
            <text:p>0C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200" calcext:value-type="float">
            <text:p>24,200</text:p>
          </table:table-cell>
          <table:table-cell table:style-name="ce3"/>
          <table:table-cell table:style-name="ce3" office:value-type="string" calcext:value-type="string">
            <text:p>62</text:p>
          </table:table-cell>
          <table:table-cell table:style-name="ce3" office:value-type="string" calcext:value-type="string">
            <text:p>0C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0C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0B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B8</text:p>
          </table:table-cell>
          <table:table-cell table:style-name="ce3" office:value-type="string" calcext:value-type="string">
            <text:p>0B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0B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220" calcext:value-type="float">
            <text:p>24,220</text:p>
          </table:table-cell>
          <table:table-cell table:style-name="ce3"/>
          <table:table-cell table:style-name="ce3" office:value-type="string" calcext:value-type="string">
            <text:p>BD</text:p>
          </table:table-cell>
          <table:table-cell table:style-name="ce3" office:value-type="string" calcext:value-type="string">
            <text:p>0B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0D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8A</text:p>
          </table:table-cell>
          <table:table-cell table:style-name="ce3" office:value-type="string" calcext:value-type="string">
            <text:p>0C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0B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240" calcext:value-type="float">
            <text:p>24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260" calcext:value-type="float">
            <text:p>24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280" calcext:value-type="float">
            <text:p>24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300" calcext:value-type="float">
            <text:p>24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320" calcext:value-type="float">
            <text:p>24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340" calcext:value-type="float">
            <text:p>24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360" calcext:value-type="float">
            <text:p>24,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380" calcext:value-type="float">
            <text:p>24,3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400" calcext:value-type="float">
            <text:p>24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420" calcext:value-type="float">
            <text:p>24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440" calcext:value-type="float">
            <text:p>24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460" calcext:value-type="float">
            <text:p>24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480" calcext:value-type="float">
            <text:p>24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500" calcext:value-type="float">
            <text:p>24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520" calcext:value-type="float">
            <text:p>24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540" calcext:value-type="float">
            <text:p>24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560" calcext:value-type="float">
            <text:p>24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580" calcext:value-type="float">
            <text:p>24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600" calcext:value-type="float">
            <text:p>24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620" calcext:value-type="float">
            <text:p>24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640" calcext:value-type="float">
            <text:p>24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660" calcext:value-type="float">
            <text:p>24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680" calcext:value-type="float">
            <text:p>24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700" calcext:value-type="float">
            <text:p>24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720" calcext:value-type="float">
            <text:p>24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740" calcext:value-type="float">
            <text:p>24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760" calcext:value-type="float">
            <text:p>24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780" calcext:value-type="float">
            <text:p>24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800" calcext:value-type="float">
            <text:p>24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820" calcext:value-type="float">
            <text:p>24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840" calcext:value-type="float">
            <text:p>24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860" calcext:value-type="float">
            <text:p>24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880" calcext:value-type="float">
            <text:p>24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900" calcext:value-type="float">
            <text:p>24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920" calcext:value-type="float">
            <text:p>24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940" calcext:value-type="float">
            <text:p>24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960" calcext:value-type="float">
            <text:p>24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980" calcext:value-type="float">
            <text:p>24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000" calcext:value-type="float">
            <text:p>25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020" calcext:value-type="float">
            <text:p>25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040" calcext:value-type="float">
            <text:p>25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060" calcext:value-type="float">
            <text:p>25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080" calcext:value-type="float">
            <text:p>25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100" calcext:value-type="float">
            <text:p>25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120" calcext:value-type="float">
            <text:p>25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140" calcext:value-type="float">
            <text:p>25,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160" calcext:value-type="float">
            <text:p>25,1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180" calcext:value-type="float">
            <text:p>25,1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200" calcext:value-type="float">
            <text:p>25,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220" calcext:value-type="float">
            <text:p>25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240" calcext:value-type="float">
            <text:p>25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260" calcext:value-type="float">
            <text:p>25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280" calcext:value-type="float">
            <text:p>25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300" calcext:value-type="float">
            <text:p>25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320" calcext:value-type="float">
            <text:p>25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340" calcext:value-type="float">
            <text:p>25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360" calcext:value-type="float">
            <text:p>25,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380" calcext:value-type="float">
            <text:p>25,3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400" calcext:value-type="float">
            <text:p>25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420" calcext:value-type="float">
            <text:p>25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440" calcext:value-type="float">
            <text:p>25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460" calcext:value-type="float">
            <text:p>25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480" calcext:value-type="float">
            <text:p>25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500" calcext:value-type="float">
            <text:p>25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520" calcext:value-type="float">
            <text:p>25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540" calcext:value-type="float">
            <text:p>25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560" calcext:value-type="float">
            <text:p>25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580" calcext:value-type="float">
            <text:p>25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600" calcext:value-type="float">
            <text:p>25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620" calcext:value-type="float">
            <text:p>25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640" calcext:value-type="float">
            <text:p>25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660" calcext:value-type="float">
            <text:p>25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680" calcext:value-type="float">
            <text:p>25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700" calcext:value-type="float">
            <text:p>25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720" calcext:value-type="float">
            <text:p>25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740" calcext:value-type="float">
            <text:p>25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760" calcext:value-type="float">
            <text:p>25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780" calcext:value-type="float">
            <text:p>25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800" calcext:value-type="float">
            <text:p>25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820" calcext:value-type="float">
            <text:p>25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840" calcext:value-type="float">
            <text:p>25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860" calcext:value-type="float">
            <text:p>25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880" calcext:value-type="float">
            <text:p>25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900" calcext:value-type="float">
            <text:p>25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920" calcext:value-type="float">
            <text:p>25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940" calcext:value-type="float">
            <text:p>25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960" calcext:value-type="float">
            <text:p>25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5980" calcext:value-type="float">
            <text:p>25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000" calcext:value-type="float">
            <text:p>26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020" calcext:value-type="float">
            <text:p>26,0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040" calcext:value-type="float">
            <text:p>26,0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060" calcext:value-type="float">
            <text:p>26,0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080" calcext:value-type="float">
            <text:p>26,0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100" calcext:value-type="float">
            <text:p>26,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120" calcext:value-type="float">
            <text:p>26,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140" calcext:value-type="float">
            <text:p>26,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160" calcext:value-type="float">
            <text:p>26,1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180" calcext:value-type="float">
            <text:p>26,1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200" calcext:value-type="float">
            <text:p>26,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220" calcext:value-type="float">
            <text:p>26,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240" calcext:value-type="float">
            <text:p>26,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260" calcext:value-type="float">
            <text:p>26,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280" calcext:value-type="float">
            <text:p>26,2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300" calcext:value-type="float">
            <text:p>26,3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320" calcext:value-type="float">
            <text:p>26,3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340" calcext:value-type="float">
            <text:p>26,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360" calcext:value-type="float">
            <text:p>26,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380" calcext:value-type="float">
            <text:p>26,3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400" calcext:value-type="float">
            <text:p>26,4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420" calcext:value-type="float">
            <text:p>26,4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440" calcext:value-type="float">
            <text:p>26,4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460" calcext:value-type="float">
            <text:p>26,4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480" calcext:value-type="float">
            <text:p>26,4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500" calcext:value-type="float">
            <text:p>26,5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520" calcext:value-type="float">
            <text:p>26,5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540" calcext:value-type="float">
            <text:p>26,5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560" calcext:value-type="float">
            <text:p>26,5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580" calcext:value-type="float">
            <text:p>26,5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600" calcext:value-type="float">
            <text:p>26,6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620" calcext:value-type="float">
            <text:p>26,6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640" calcext:value-type="float">
            <text:p>26,6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660" calcext:value-type="float">
            <text:p>26,6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680" calcext:value-type="float">
            <text:p>26,6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700" calcext:value-type="float">
            <text:p>26,7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720" calcext:value-type="float">
            <text:p>26,7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740" calcext:value-type="float">
            <text:p>26,7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760" calcext:value-type="float">
            <text:p>26,7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780" calcext:value-type="float">
            <text:p>26,7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800" calcext:value-type="float">
            <text:p>26,8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820" calcext:value-type="float">
            <text:p>26,8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840" calcext:value-type="float">
            <text:p>26,8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860" calcext:value-type="float">
            <text:p>26,8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880" calcext:value-type="float">
            <text:p>26,8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900" calcext:value-type="float">
            <text:p>26,9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920" calcext:value-type="float">
            <text:p>26,9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940" calcext:value-type="float">
            <text:p>26,9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960" calcext:value-type="float">
            <text:p>26,9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980" calcext:value-type="float">
            <text:p>26,9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7000" calcext:value-type="float">
            <text:p>27,0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3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5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3"/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2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64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3"/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D</text:p>
          </table:table-cell>
          <table:table-cell table:number-columns-repeated="12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3"/>
          <table:table-cell table:number-columns-repeated="20" table:style-name="ce3" office:value-type="string" calcext:value-type="string">
            <text:p>00</text:p>
          </table:table-cell>
          <table:table-cell table:style-name="ce3"/>
          <table:table-cell table:number-columns-repeated="1001"/>
        </table:table-row>
        <table:table-row table:style-name="ro2" table:number-rows-repeated="10472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fo:color="#000000" style:font-name="Helvetica Neue" fo:font-family="'Helvetica Neue'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9:06:16.989310000</dc:date>
    <meta:editing-duration>PT2M37S</meta:editing-duration>
    <meta:editing-cycles>1</meta:editing-cycles>
    <meta:document-statistic meta:table-count="1" meta:cell-count="28793" meta:object-count="0"/>
    <meta:generator>LibreOffice/4.3.7.2$MacOSX_x86 LibreOffice_project/8a35821d8636a03b8bf4e15b48f59794652c68ba</meta:generator>
  </office:meta>
</office:document-meta>
</file>